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68cm"/>
    </style:style>
    <style:style style:name="co2" style:family="table-column">
      <style:table-column-properties fo:break-before="auto" style:column-width="2.411cm"/>
    </style:style>
    <style:style style:name="co3" style:family="table-column">
      <style:table-column-properties fo:break-before="auto" style:column-width="1.302cm"/>
    </style:style>
    <style:style style:name="co4" style:family="table-column">
      <style:table-column-properties fo:break-before="auto" style:column-width="1.674cm"/>
    </style:style>
    <style:style style:name="co5" style:family="table-column">
      <style:table-column-properties fo:break-before="auto" style:column-width="0.993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1.787cm"/>
    </style:style>
    <style:style style:name="co8" style:family="table-column">
      <style:table-column-properties fo:break-before="auto" style:column-width="1.201cm"/>
    </style:style>
    <style:style style:name="co9" style:family="table-column">
      <style:table-column-properties fo:break-before="auto" style:column-width="1.53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628cm"/>
    </style:style>
    <style:style style:name="co12" style:family="table-column">
      <style:table-column-properties fo:break-before="auto" style:column-width="1.1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ext-properties fo:color="#999999"/>
    </style:style>
    <style:style style:name="ce1" style:family="table-cell" style:parent-style-name="Default">
      <style:text-properties style:use-window-font-color="true"/>
    </style:style>
    <style:style style:name="ce3" style:family="table-cell" style:parent-style-name="Default" style:data-style-name="N4"/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 style:data-style-name="N4">
      <style:text-properties fo:color="#999999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"/>
    <style:style style:name="ce15" style:family="table-cell" style:parent-style-name="Default" style:data-style-name="N3"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calculation-settings table:case-sensitive="false" table:automatic-find-labels="false" table:use-regular-expressions="false"/>
      <table:table table:name="synch" table:style-name="ta1">
        <table:shapes>
          <draw:frame draw:z-index="0" draw:style-name="gr1" draw:text-style-name="P1" svg:width="8.827cm" svg:height="9.005cm" svg:x="17.98cm" svg:y="4.095cm">
            <draw:object draw:notify-on-update-of-ranges="synch.D23:synch.D50 synch.B23:synch.B50 synch.J22:synch.J22 synch.J23:synch.J50 synch.B23:synch.B50 synch.I22:synch.I22 synch.I23:synch.I50 synch.B23:synch.B50 synch.G22:synch.G22 synch.G23:synch.G50 synch.B23:synch.B50 synch.F22:synch.F22 synch.F23:synch.F50 synch.B23:synch.B50 synch.H22:synch.H22 synch.H23:synch.H50 synch.B23:synch.B50 synch.E22:synch.E22 synch.E23:synch.E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025cm" svg:height="8.999cm" svg:x="26.747cm" svg:y="4.051cm">
            <draw:object draw:notify-on-update-of-ranges="synch.D23:synch.D50 synch.C23:synch.C50 synch.J22:synch.J22 synch.J23:synch.J50 synch.C23:synch.C50 synch.I22:synch.I22 synch.I23:synch.I50 synch.C23:synch.C50 synch.G22:synch.G22 synch.G23:synch.G50 synch.C23:synch.C50 synch.F22:synch.F22 synch.F23:synch.F50 synch.C23:synch.C50 synch.H22:synch.H22 synch.H23:synch.H50 synch.C23:synch.C50 synch.E22:synch.E22 synch.E23:synch.E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8" table:default-cell-style-name="ce5"/>
        <table:table-column table:style-name="co10" table:number-columns-repeated="2" table:default-cell-style-name="ce5"/>
        <table:table-column table:style-name="co10" table:default-cell-style-name="Default"/>
        <table:table-row table:style-name="ro1">
          <table:table-cell/>
          <table:table-cell table:style-name="Default" office:value-type="string" calcext:value-type="string">
            <text:p>br</text:p>
          </table:table-cell>
          <table:table-cell office:value-type="float" office:value="0.5" calcext:value-type="float">
            <text:p>0.5</text:p>
          </table:table-cell>
          <table:table-cell table:style-name="Default"/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office:value-type="string" calcext:value-type="string">
            <text:p>bc</text:p>
          </table:table-cell>
          <table:table-cell office:value-type="float" office:value="0.7" calcext:value-type="float">
            <text:p>0.7</text:p>
          </table:table-cell>
          <table:table-cell table:style-name="Default"/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ac</text:p>
          </table:table-cell>
          <table:table-cell table:style-name="ce2" table:formula="of:=3*(1-[.C2])/(1+[.C2])*[.C3]" office:value-type="float" office:value="0.529411764705882" calcext:value-type="float">
            <text:p>0.529411764705882</text:p>
          </table:table-cell>
          <table:table-cell table:style-name="ce2" office:value-type="string" calcext:value-type="string">
            <text:p>pkt/RTT</text:p>
          </table:table-cell>
          <table:table-cell table:style-name="ce2"/>
          <table:table-cell table:style-name="ce2" table:formula="of:=3*(1-[.C2])/(1+[.C2])*[.C3]" office:value-type="float" office:value="0.529411764705882" calcext:value-type="float">
            <text:p>0.529411764705882</text:p>
          </table:table-cell>
          <table:table-cell table:style-name="ce2" office:value-type="string" calcext:value-type="string">
            <text:p>Recommended AI factor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Mb/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/>
          <table:table-cell table:style-name="ce2" office:value-type="float" office:value="1000000" calcext:value-type="float">
            <text:p>1000000</text:p>
          </table:table-cell>
          <table:table-cell table:style-name="ce2" office:value-type="string" calcext:value-type="string">
            <text:p>b/Mb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M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string" calcext:value-type="string">
            <text:p>b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r_tot</text:p>
          </table:table-cell>
          <table:table-cell table:style-name="ce2" table:formula="of:=[.C5]*[.C6]/[.C7]" office:value-type="float" office:value="8333.33333333333" calcext:value-type="float">
            <text:p>8333.33333333333</text:p>
          </table:table-cell>
          <table:table-cell table:style-name="ce2" office:value-type="string" calcext:value-type="string">
            <text:p>pkt/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/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ms/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R^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m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ΣW^</text:p>
          </table:table-cell>
          <table:table-cell table:style-name="ce2" table:formula="of:=[.C8]*[.C10]/[.C9]" office:value-type="float" office:value="300" calcext:value-type="float">
            <text:p>300</text:p>
          </table:table-cell>
          <table:table-cell table:style-name="ce2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ρ^^</text:p>
          </table:table-cell>
          <table:table-cell table:style-name="ce2" table:formula="of:=(1+[.C2])/(1+[.C1])" office:value-type="float" office:value="1.13333333333333" calcext:value-type="float">
            <text:p>1.13333333333333</text:p>
          </table:table-cell>
          <table:table-cell table:style-name="ce2" office:value-type="string" calcext:value-type="string">
            <text:p>[ ]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down-shift</text:p>
          </table:table-cell>
          <table:table-cell table:style-name="ce1" office:value-type="string" calcext:value-type="string">
            <text:p>(ρ^-1)/(ρ^^-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 ]</text:p>
          </table:table-cell>
          <table:table-cell office:value-type="string" calcext:value-type="string">
            <text:p>(0 = start at same window; 1 = equal average window)</text:p>
          </table:table-cell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style-name="ce2" office:value-type="string" calcext:value-type="string">
            <text:p>max rate ratio</text:p>
          </table:table-cell>
          <table:table-cell table:style-name="ce2" office:value-type="string" calcext:value-type="string">
            <text:p>ρ^</text:p>
          </table:table-cell>
          <table:table-cell table:style-name="ce2" table:formula="of:=([.C12]-1)*[.C13]+1" office:value-type="float" office:value="1.13333333333333" calcext:value-type="float">
            <text:p>1.13333333333333</text:p>
          </table:table-cell>
          <table:table-cell table:style-name="ce2" office:value-type="string" calcext:value-type="string">
            <text:p>[ ]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Wr^</text:p>
          </table:table-cell>
          <table:table-cell table:style-name="ce2" table:formula="of:=[.C11]/(1+1/[.C14])" office:value-type="float" office:value="159.375" calcext:value-type="float">
            <text:p>159.375</text:p>
          </table:table-cell>
          <table:table-cell table:style-name="ce2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Wc^</text:p>
          </table:table-cell>
          <table:table-cell table:style-name="ce2" table:formula="of:=[.C11]-[.C15]" office:value-type="float" office:value="140.625" calcext:value-type="float">
            <text:p>140.625</text:p>
          </table:table-cell>
          <table:table-cell table:style-name="ce2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Wr_min</text:p>
          </table:table-cell>
          <table:table-cell table:style-name="ce2" table:formula="of:=[.C15]*[.C1]" office:value-type="float" office:value="79.6875" calcext:value-type="float">
            <text:p>79.6875</text:p>
          </table:table-cell>
          <table:table-cell table:style-name="ce2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Wc_min</text:p>
          </table:table-cell>
          <table:table-cell table:style-name="ce4" table:formula="of:=[.C16]*[.C2]" office:value-type="float" office:value="98.4375" calcext:value-type="float">
            <text:p>98.44</text:p>
          </table:table-cell>
          <table:table-cell table:style-name="ce2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J-1</text:p>
          </table:table-cell>
          <table:table-cell table:style-name="ce4" table:formula="of:=([.$C$11]-SUM([.C17:.C18]))/(SUM([.C3:.C4]))" office:value-type="float" office:value="79.6875" calcext:value-type="float">
            <text:p>79.69</text:p>
          </table:table-cell>
          <table:table-cell table:style-name="ce2" office:value-type="string" calcext:value-type="string">
            <text:p>round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Rb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m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/>
          <table:table-cell table:style-name="Default" office:value-type="string" calcext:value-type="string">
            <text:p>j / RTT</text:p>
          </table:table-cell>
          <table:table-cell office:value-type="string" calcext:value-type="string">
            <text:p>time [ms]</text:p>
          </table:table-cell>
          <table:table-cell table:style-name="Default" office:value-type="string" calcext:value-type="string">
            <text:p>label</text:p>
          </table:table-cell>
          <table:table-cell office:value-type="string" calcext:value-type="string">
            <text:p>dummy</text:p>
          </table:table-cell>
          <table:table-cell office:value-type="string" calcext:value-type="string">
            <text:p>W<text:span text:style-name="T1">r</text:span> [pkt]</text:p>
          </table:table-cell>
          <table:table-cell office:value-type="string" calcext:value-type="string">
            <text:p>W<text:span text:style-name="T1">c</text:span> [pkt]</text:p>
          </table:table-cell>
          <table:table-cell office:value-type="string" calcext:value-type="string">
            <text:p>R [ms]</text:p>
          </table:table-cell>
          <table:table-cell table:style-name="Default" office:value-type="string" calcext:value-type="string">
            <text:p>r<text:span text:style-name="T1">r</text:span> [pkt/s]</text:p>
          </table:table-cell>
          <table:table-cell table:style-name="Default" office:value-type="string" calcext:value-type="string">
            <text:p>r<text:span text:style-name="T1">c</text:span> [pkt/s]</text:p>
          </table:table-cell>
          <table:table-cell table:style-name="Default" table:number-columns-repeated="2"/>
          <table:table-cell office:value-type="string" calcext:value-type="string">
            <text:p>Diff</text:p>
          </table:table-cell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,0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,00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,00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formula="of:=[.B3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3" table:formula="of:=[.$C$15]" office:value-type="float" office:value="159.375" calcext:value-type="float">
            <text:p>159.375</text:p>
          </table:table-cell>
          <table:table-cell table:style-name="ce15" table:formula="of:=[.$C$16]" office:value-type="float" office:value="140.625" calcext:value-type="float">
            <text:p>141</text:p>
          </table:table-cell>
          <table:table-cell table:formula="of:=MAX(SUM([.F32:.G32])/[.$C$8]*[.$C$9];[.$C$20])" office:value-type="float" office:value="36" calcext:value-type="float">
            <text:p>36</text:p>
          </table:table-cell>
          <table:table-cell table:formula="of:=[.F32]/[.$H32]*[.$C$9]" office:value-type="float" office:value="4427.08333333333" calcext:value-type="float">
            <text:p>4,427</text:p>
          </table:table-cell>
          <table:table-cell table:formula="of:=[.G32]/[.$H32]*[.$C$9]" office:value-type="float" office:value="3906.25" calcext:value-type="float">
            <text:p>3,90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3]/[.$A$49]*[.$B$49]" office:value-type="float" office:value="0" calcext:value-type="float">
            <text:p>0.0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formula="of:=([.$C$17]+[.$B33]*[.$C$3])" office:value-type="float" office:value="79.6875" calcext:value-type="float">
            <text:p>79.6875</text:p>
          </table:table-cell>
          <table:table-cell table:style-name="ce3" table:formula="of:=([.$C$18]+[.$B33]*[.$C$4])" office:value-type="float" office:value="98.4375" calcext:value-type="float">
            <text:p>98.44</text:p>
          </table:table-cell>
          <table:table-cell table:formula="of:=MAX(SUM([.F33:.G33])/[.$C$8]*[.$C$9];[.$C$20])" office:value-type="float" office:value="26" calcext:value-type="float">
            <text:p>26</text:p>
          </table:table-cell>
          <table:table-cell table:formula="of:=[.F33]/[.$H33]*[.$C$9]" office:value-type="float" office:value="3064.90384615385" calcext:value-type="float">
            <text:p>3,065</text:p>
          </table:table-cell>
          <table:table-cell table:formula="of:=[.G33]/[.$H33]*[.$C$9]" office:value-type="float" office:value="3786.05769230769" calcext:value-type="float">
            <text:p>3,786</text:p>
          </table:table-cell>
          <table:table-cell table:formula="of:=([.C34]-[.C32])/2" office:value-type="float" office:value="64.7460937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4]/[.$A$49]*[.$B$49]" office:value-type="float" office:value="4.98046875" calcext:value-type="float">
            <text:p>4.98</text:p>
          </table:table-cell>
          <table:table-cell table:formula="of:=[.C33]+([.B34]-[.B33])*AVERAGE([.H33:.H34])" office:value-type="float" office:value="129.4921875" calcext:value-type="float">
            <text:p>129.4921875</text:p>
          </table:table-cell>
          <table:table-cell table:number-columns-repeated="2"/>
          <table:table-cell table:formula="of:=([.$C$17]+[.$B34]*[.$C$3])" office:value-type="float" office:value="84.66796875" calcext:value-type="float">
            <text:p>84.66796875</text:p>
          </table:table-cell>
          <table:table-cell table:style-name="ce3" table:formula="of:=([.$C$18]+[.$B34]*[.$C$4])" office:value-type="float" office:value="101.07421875" calcext:value-type="float">
            <text:p>101.07</text:p>
          </table:table-cell>
          <table:table-cell table:formula="of:=MAX(SUM([.F34:.G34])/[.$C$8]*[.$C$9];[.$C$20])" office:value-type="float" office:value="26" calcext:value-type="float">
            <text:p>26</text:p>
          </table:table-cell>
          <table:table-cell table:formula="of:=[.F34]/[.$H34]*[.$C$9]" office:value-type="float" office:value="3256.46033653846" calcext:value-type="float">
            <text:p>3,256</text:p>
          </table:table-cell>
          <table:table-cell table:formula="of:=[.G34]/[.$H34]*[.$C$9]" office:value-type="float" office:value="3887.46995192308" calcext:value-type="float">
            <text:p>3,887</text:p>
          </table:table-cell>
          <table:table-cell table:formula="of:=([.C35]-[.C33])/2" office:value-type="float" office:value="129.4921875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5]/[.$A$49]*[.$B$49]" office:value-type="float" office:value="9.9609375" calcext:value-type="float">
            <text:p>9.96</text:p>
          </table:table-cell>
          <table:table-cell table:formula="of:=[.C34]+([.B35]-[.B34])*AVERAGE([.H34:.H35])" office:value-type="float" office:value="258.984375" calcext:value-type="float">
            <text:p>258.984375</text:p>
          </table:table-cell>
          <table:table-cell table:number-columns-repeated="2"/>
          <table:table-cell table:formula="of:=([.$C$17]+[.$B35]*[.$C$3])" office:value-type="float" office:value="89.6484375" calcext:value-type="float">
            <text:p>89.6484375</text:p>
          </table:table-cell>
          <table:table-cell table:style-name="ce3" table:formula="of:=([.$C$18]+[.$B35]*[.$C$4])" office:value-type="float" office:value="103.7109375" calcext:value-type="float">
            <text:p>103.71</text:p>
          </table:table-cell>
          <table:table-cell table:formula="of:=MAX(SUM([.F35:.G35])/[.$C$8]*[.$C$9];[.$C$20])" office:value-type="float" office:value="26" calcext:value-type="float">
            <text:p>26</text:p>
          </table:table-cell>
          <table:table-cell table:formula="of:=[.F35]/[.$H35]*[.$C$9]" office:value-type="float" office:value="3448.01682692308" calcext:value-type="float">
            <text:p>3,448</text:p>
          </table:table-cell>
          <table:table-cell table:formula="of:=[.G35]/[.$H35]*[.$C$9]" office:value-type="float" office:value="3988.88221153846" calcext:value-type="float">
            <text:p>3,989</text:p>
          </table:table-cell>
          <table:table-cell table:formula="of:=([.C36]-[.C34])/2" office:value-type="float" office:value="129.4921875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6]/[.$A$49]*[.$B$49]" office:value-type="float" office:value="14.94140625" calcext:value-type="float">
            <text:p>14.94</text:p>
          </table:table-cell>
          <table:table-cell table:formula="of:=[.C35]+([.B36]-[.B35])*AVERAGE([.H35:.H36])" office:value-type="float" office:value="388.4765625" calcext:value-type="float">
            <text:p>388.4765625</text:p>
          </table:table-cell>
          <table:table-cell table:number-columns-repeated="2"/>
          <table:table-cell table:formula="of:=([.$C$17]+[.$B36]*[.$C$3])" office:value-type="float" office:value="94.62890625" calcext:value-type="float">
            <text:p>94.62890625</text:p>
          </table:table-cell>
          <table:table-cell table:style-name="ce3" table:formula="of:=([.$C$18]+[.$B36]*[.$C$4])" office:value-type="float" office:value="106.34765625" calcext:value-type="float">
            <text:p>106.35</text:p>
          </table:table-cell>
          <table:table-cell table:formula="of:=MAX(SUM([.F36:.G36])/[.$C$8]*[.$C$9];[.$C$20])" office:value-type="float" office:value="26" calcext:value-type="float">
            <text:p>26</text:p>
          </table:table-cell>
          <table:table-cell table:formula="of:=[.F36]/[.$H36]*[.$C$9]" office:value-type="float" office:value="3639.57331730769" calcext:value-type="float">
            <text:p>3,640</text:p>
          </table:table-cell>
          <table:table-cell table:formula="of:=[.G36]/[.$H36]*[.$C$9]" office:value-type="float" office:value="4090.29447115385" calcext:value-type="float">
            <text:p>4,090</text:p>
          </table:table-cell>
          <table:table-cell table:formula="of:=([.C37]-[.C35])/2" office:value-type="float" office:value="129.4921875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7]/[.$A$49]*[.$B$49]" office:value-type="float" office:value="19.921875" calcext:value-type="float">
            <text:p>19.92</text:p>
          </table:table-cell>
          <table:table-cell table:formula="of:=[.C36]+([.B37]-[.B36])*AVERAGE([.H36:.H37])" office:value-type="float" office:value="517.96875" calcext:value-type="float">
            <text:p>517.96875</text:p>
          </table:table-cell>
          <table:table-cell table:number-columns-repeated="2"/>
          <table:table-cell table:formula="of:=([.$C$17]+[.$B37]*[.$C$3])" office:value-type="float" office:value="99.609375" calcext:value-type="float">
            <text:p>99.609375</text:p>
          </table:table-cell>
          <table:table-cell table:style-name="ce3" table:formula="of:=([.$C$18]+[.$B37]*[.$C$4])" office:value-type="float" office:value="108.984375" calcext:value-type="float">
            <text:p>108.98</text:p>
          </table:table-cell>
          <table:table-cell table:formula="of:=MAX(SUM([.F37:.G37])/[.$C$8]*[.$C$9];[.$C$20])" office:value-type="float" office:value="26" calcext:value-type="float">
            <text:p>26</text:p>
          </table:table-cell>
          <table:table-cell table:formula="of:=[.F37]/[.$H37]*[.$C$9]" office:value-type="float" office:value="3831.12980769231" calcext:value-type="float">
            <text:p>3,831</text:p>
          </table:table-cell>
          <table:table-cell table:formula="of:=[.G37]/[.$H37]*[.$C$9]" office:value-type="float" office:value="4191.70673076923" calcext:value-type="float">
            <text:p>4,192</text:p>
          </table:table-cell>
          <table:table-cell table:formula="of:=([.C38]-[.C36])/2" office:value-type="float" office:value="129.4921875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8]/[.$A$49]*[.$B$49]" office:value-type="float" office:value="24.90234375" calcext:value-type="float">
            <text:p>24.90</text:p>
          </table:table-cell>
          <table:table-cell table:formula="of:=[.C37]+([.B38]-[.B37])*AVERAGE([.H37:.H38])" office:value-type="float" office:value="647.4609375" calcext:value-type="float">
            <text:p>647.4609375</text:p>
          </table:table-cell>
          <table:table-cell table:number-columns-repeated="2"/>
          <table:table-cell table:formula="of:=([.$C$17]+[.$B38]*[.$C$3])" office:value-type="float" office:value="104.58984375" calcext:value-type="float">
            <text:p>104.58984375</text:p>
          </table:table-cell>
          <table:table-cell table:style-name="ce3" table:formula="of:=([.$C$18]+[.$B38]*[.$C$4])" office:value-type="float" office:value="111.62109375" calcext:value-type="float">
            <text:p>111.62</text:p>
          </table:table-cell>
          <table:table-cell table:formula="of:=MAX(SUM([.F38:.G38])/[.$C$8]*[.$C$9];[.$C$20])" office:value-type="float" office:value="26" calcext:value-type="float">
            <text:p>26</text:p>
          </table:table-cell>
          <table:table-cell table:formula="of:=[.F38]/[.$H38]*[.$C$9]" office:value-type="float" office:value="4022.68629807692" calcext:value-type="float">
            <text:p>4,023</text:p>
          </table:table-cell>
          <table:table-cell table:formula="of:=[.G38]/[.$H38]*[.$C$9]" office:value-type="float" office:value="4293.11899038462" calcext:value-type="float">
            <text:p>4,293</text:p>
          </table:table-cell>
          <table:table-cell table:formula="of:=([.C39]-[.C37])/2" office:value-type="float" office:value="130.562210083008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39]/[.$A$49]*[.$B$49]" office:value-type="float" office:value="29.8828125" calcext:value-type="float">
            <text:p>29.88</text:p>
          </table:table-cell>
          <table:table-cell table:formula="of:=[.C38]+([.B39]-[.B38])*AVERAGE([.H38:.H39])" office:value-type="float" office:value="779.093170166016" calcext:value-type="float">
            <text:p>779.093170166016</text:p>
          </table:table-cell>
          <table:table-cell table:number-columns-repeated="2"/>
          <table:table-cell table:formula="of:=([.$C$17]+[.$B39]*[.$C$3])" office:value-type="float" office:value="109.5703125" calcext:value-type="float">
            <text:p>109.5703125</text:p>
          </table:table-cell>
          <table:table-cell table:style-name="ce3" table:formula="of:=([.$C$18]+[.$B39]*[.$C$4])" office:value-type="float" office:value="114.2578125" calcext:value-type="float">
            <text:p>114.26</text:p>
          </table:table-cell>
          <table:table-cell table:formula="of:=MAX(SUM([.F39:.G39])/[.$C$8]*[.$C$9];[.$C$20])" office:value-type="float" office:value="26.859375" calcext:value-type="float">
            <text:p>26.859375</text:p>
          </table:table-cell>
          <table:table-cell table:formula="of:=[.F39]/[.$H39]*[.$C$9]" office:value-type="float" office:value="4079.40663176265" calcext:value-type="float">
            <text:p>4,079</text:p>
          </table:table-cell>
          <table:table-cell table:formula="of:=[.G39]/[.$H39]*[.$C$9]" office:value-type="float" office:value="4253.92670157068" calcext:value-type="float">
            <text:p>4,254</text:p>
          </table:table-cell>
          <table:table-cell table:formula="of:=([.C40]-[.C38])/2" office:value-type="float" office:value="133.840370178223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40]/[.$A$49]*[.$B$49]" office:value-type="float" office:value="34.86328125" calcext:value-type="float">
            <text:p>34.86</text:p>
          </table:table-cell>
          <table:table-cell table:formula="of:=[.C39]+([.B40]-[.B39])*AVERAGE([.H39:.H40])" office:value-type="float" office:value="915.141677856445" calcext:value-type="float">
            <text:p>915.141677856445</text:p>
          </table:table-cell>
          <table:table-cell table:number-columns-repeated="2"/>
          <table:table-cell table:formula="of:=([.$C$17]+[.$B40]*[.$C$3])" office:value-type="float" office:value="114.55078125" calcext:value-type="float">
            <text:p>114.55078125</text:p>
          </table:table-cell>
          <table:table-cell table:style-name="ce3" table:formula="of:=([.$C$18]+[.$B40]*[.$C$4])" office:value-type="float" office:value="116.89453125" calcext:value-type="float">
            <text:p>116.89</text:p>
          </table:table-cell>
          <table:table-cell table:formula="of:=MAX(SUM([.F40:.G40])/[.$C$8]*[.$C$9];[.$C$20])" office:value-type="float" office:value="27.7734375" calcext:value-type="float">
            <text:p>27.7734375</text:p>
          </table:table-cell>
          <table:table-cell table:formula="of:=[.F40]/[.$H40]*[.$C$9]" office:value-type="float" office:value="4124.47257383966" calcext:value-type="float">
            <text:p>4,124</text:p>
          </table:table-cell>
          <table:table-cell table:formula="of:=[.G40]/[.$H40]*[.$C$9]" office:value-type="float" office:value="4208.86075949367" calcext:value-type="float">
            <text:p>4,209</text:p>
          </table:table-cell>
          <table:table-cell table:formula="of:=([.C41]-[.C39])/2" office:value-type="float" office:value="138.32473754882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41]/[.$A$49]*[.$B$49]" office:value-type="float" office:value="39.84375" calcext:value-type="float">
            <text:p>39.84</text:p>
          </table:table-cell>
          <table:table-cell table:formula="of:=[.C40]+([.B41]-[.B40])*AVERAGE([.H40:.H41])" office:value-type="float" office:value="1055.74264526367" calcext:value-type="float">
            <text:p>1055.74264526367</text:p>
          </table:table-cell>
          <table:table-cell table:number-columns-repeated="2"/>
          <table:table-cell table:formula="of:=([.$C$17]+[.$B41]*[.$C$3])" office:value-type="float" office:value="119.53125" calcext:value-type="float">
            <text:p>119.53125</text:p>
          </table:table-cell>
          <table:table-cell table:style-name="ce3" table:formula="of:=([.$C$18]+[.$B41]*[.$C$4])" office:value-type="float" office:value="119.53125" calcext:value-type="float">
            <text:p>119.53</text:p>
          </table:table-cell>
          <table:table-cell table:formula="of:=MAX(SUM([.F41:.G41])/[.$C$8]*[.$C$9];[.$C$20])" office:value-type="float" office:value="28.6875" calcext:value-type="float">
            <text:p>28.6875</text:p>
          </table:table-cell>
          <table:table-cell table:formula="of:=[.F41]/[.$H41]*[.$C$9]" office:value-type="float" office:value="4166.66666666667" calcext:value-type="float">
            <text:p>4,167</text:p>
          </table:table-cell>
          <table:table-cell table:formula="of:=[.G41]/[.$H41]*[.$C$9]" office:value-type="float" office:value="4166.66666666667" calcext:value-type="float">
            <text:p>4,167</text:p>
          </table:table-cell>
          <table:table-cell table:formula="of:=([.C42]-[.C40])/2" office:value-type="float" office:value="142.877197265625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42]/[.$A$49]*[.$B$49]" office:value-type="float" office:value="44.82421875" calcext:value-type="float">
            <text:p>44.82</text:p>
          </table:table-cell>
          <table:table-cell table:formula="of:=[.C41]+([.B42]-[.B41])*AVERAGE([.H41:.H42])" office:value-type="float" office:value="1200.8960723877" calcext:value-type="float">
            <text:p>1200.8960723877</text:p>
          </table:table-cell>
          <table:table-cell table:number-columns-repeated="2"/>
          <table:table-cell table:formula="of:=([.$C$17]+[.$B42]*[.$C$3])" office:value-type="float" office:value="124.51171875" calcext:value-type="float">
            <text:p>124.51171875</text:p>
          </table:table-cell>
          <table:table-cell table:style-name="ce3" table:formula="of:=([.$C$18]+[.$B42]*[.$C$4])" office:value-type="float" office:value="122.16796875" calcext:value-type="float">
            <text:p>122.17</text:p>
          </table:table-cell>
          <table:table-cell table:formula="of:=MAX(SUM([.F42:.G42])/[.$C$8]*[.$C$9];[.$C$20])" office:value-type="float" office:value="29.6015625" calcext:value-type="float">
            <text:p>29.6015625</text:p>
          </table:table-cell>
          <table:table-cell table:formula="of:=[.F42]/[.$H42]*[.$C$9]" office:value-type="float" office:value="4206.25494853523" calcext:value-type="float">
            <text:p>4,206</text:p>
          </table:table-cell>
          <table:table-cell table:formula="of:=[.G42]/[.$H42]*[.$C$9]" office:value-type="float" office:value="4127.0783847981" calcext:value-type="float">
            <text:p>4,127</text:p>
          </table:table-cell>
          <table:table-cell table:formula="of:=([.C43]-[.C41])/2" office:value-type="float" office:value="147.429656982422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3]/[.$A$49]*[.$B$49]" office:value-type="float" office:value="49.8046875" calcext:value-type="float">
            <text:p>49.80</text:p>
          </table:table-cell>
          <table:table-cell table:formula="of:=[.C42]+([.B43]-[.B42])*AVERAGE([.H42:.H43])" office:value-type="float" office:value="1350.60195922852" calcext:value-type="float">
            <text:p>1350.60195922852</text:p>
          </table:table-cell>
          <table:table-cell table:number-columns-repeated="2"/>
          <table:table-cell table:formula="of:=([.$C$17]+[.$B43]*[.$C$3])" office:value-type="float" office:value="129.4921875" calcext:value-type="float">
            <text:p>129.4921875</text:p>
          </table:table-cell>
          <table:table-cell table:style-name="ce3" table:formula="of:=([.$C$18]+[.$B43]*[.$C$4])" office:value-type="float" office:value="124.8046875" calcext:value-type="float">
            <text:p>124.80</text:p>
          </table:table-cell>
          <table:table-cell table:formula="of:=MAX(SUM([.F43:.G43])/[.$C$8]*[.$C$9];[.$C$20])" office:value-type="float" office:value="30.515625" calcext:value-type="float">
            <text:p>30.515625</text:p>
          </table:table-cell>
          <table:table-cell table:formula="of:=[.F43]/[.$H43]*[.$C$9]" office:value-type="float" office:value="4243.47158218126" calcext:value-type="float">
            <text:p>4,243</text:p>
          </table:table-cell>
          <table:table-cell table:formula="of:=[.G43]/[.$H43]*[.$C$9]" office:value-type="float" office:value="4089.86175115207" calcext:value-type="float">
            <text:p>4,090</text:p>
          </table:table-cell>
          <table:table-cell table:formula="of:=([.C44]-[.C42])/2" office:value-type="float" office:value="151.982116699219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44]/[.$A$49]*[.$B$49]" office:value-type="float" office:value="54.78515625" calcext:value-type="float">
            <text:p>54.79</text:p>
          </table:table-cell>
          <table:table-cell table:formula="of:=[.C43]+([.B44]-[.B43])*AVERAGE([.H43:.H44])" office:value-type="float" office:value="1504.86030578613" calcext:value-type="float">
            <text:p>1504.86030578613</text:p>
          </table:table-cell>
          <table:table-cell table:number-columns-repeated="2"/>
          <table:table-cell table:formula="of:=([.$C$17]+[.$B44]*[.$C$3])" office:value-type="float" office:value="134.47265625" calcext:value-type="float">
            <text:p>134.47265625</text:p>
          </table:table-cell>
          <table:table-cell table:style-name="ce3" table:formula="of:=([.$C$18]+[.$B44]*[.$C$4])" office:value-type="float" office:value="127.44140625" calcext:value-type="float">
            <text:p>127.44</text:p>
          </table:table-cell>
          <table:table-cell table:formula="of:=MAX(SUM([.F44:.G44])/[.$C$8]*[.$C$9];[.$C$20])" office:value-type="float" office:value="31.4296875" calcext:value-type="float">
            <text:p>31.4296875</text:p>
          </table:table-cell>
          <table:table-cell table:formula="of:=[.F44]/[.$H44]*[.$C$9]" office:value-type="float" office:value="4278.52348993289" calcext:value-type="float">
            <text:p>4,279</text:p>
          </table:table-cell>
          <table:table-cell table:formula="of:=[.G44]/[.$H44]*[.$C$9]" office:value-type="float" office:value="4054.80984340045" calcext:value-type="float">
            <text:p>4,055</text:p>
          </table:table-cell>
          <table:table-cell table:formula="of:=([.C45]-[.C43])/2" office:value-type="float" office:value="156.534576416016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45]/[.$A$49]*[.$B$49]" office:value-type="float" office:value="59.765625" calcext:value-type="float">
            <text:p>59.77</text:p>
          </table:table-cell>
          <table:table-cell table:formula="of:=[.C44]+([.B45]-[.B44])*AVERAGE([.H44:.H45])" office:value-type="float" office:value="1663.67111206055" calcext:value-type="float">
            <text:p>1663.67111206055</text:p>
          </table:table-cell>
          <table:table-cell table:number-columns-repeated="2"/>
          <table:table-cell table:formula="of:=([.$C$17]+[.$B45]*[.$C$3])" office:value-type="float" office:value="139.453125" calcext:value-type="float">
            <text:p>139.453125</text:p>
          </table:table-cell>
          <table:table-cell table:style-name="ce3" table:formula="of:=([.$C$18]+[.$B45]*[.$C$4])" office:value-type="float" office:value="130.078125" calcext:value-type="float">
            <text:p>130.08</text:p>
          </table:table-cell>
          <table:table-cell table:formula="of:=MAX(SUM([.F45:.G45])/[.$C$8]*[.$C$9];[.$C$20])" office:value-type="float" office:value="32.34375" calcext:value-type="float">
            <text:p>32.34375</text:p>
          </table:table-cell>
          <table:table-cell table:formula="of:=[.F45]/[.$H45]*[.$C$9]" office:value-type="float" office:value="4311.59420289855" calcext:value-type="float">
            <text:p>4,312</text:p>
          </table:table-cell>
          <table:table-cell table:formula="of:=[.G45]/[.$H45]*[.$C$9]" office:value-type="float" office:value="4021.73913043478" calcext:value-type="float">
            <text:p>4,022</text:p>
          </table:table-cell>
          <table:table-cell table:formula="of:=([.C46]-[.C44])/2" office:value-type="float" office:value="161.087036132813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46]/[.$A$49]*[.$B$49]" office:value-type="float" office:value="64.74609375" calcext:value-type="float">
            <text:p>64.75</text:p>
          </table:table-cell>
          <table:table-cell table:formula="of:=[.C45]+([.B46]-[.B45])*AVERAGE([.H45:.H46])" office:value-type="float" office:value="1827.03437805176" calcext:value-type="float">
            <text:p>1827.03437805176</text:p>
          </table:table-cell>
          <table:table-cell table:number-columns-repeated="2"/>
          <table:table-cell table:formula="of:=([.$C$17]+[.$B46]*[.$C$3])" office:value-type="float" office:value="144.43359375" calcext:value-type="float">
            <text:p>144.43359375</text:p>
          </table:table-cell>
          <table:table-cell table:style-name="ce3" table:formula="of:=([.$C$18]+[.$B46]*[.$C$4])" office:value-type="float" office:value="132.71484375" calcext:value-type="float">
            <text:p>132.71</text:p>
          </table:table-cell>
          <table:table-cell table:formula="of:=MAX(SUM([.F46:.G46])/[.$C$8]*[.$C$9];[.$C$20])" office:value-type="float" office:value="33.2578125" calcext:value-type="float">
            <text:p>33.2578125</text:p>
          </table:table-cell>
          <table:table-cell table:formula="of:=[.F46]/[.$H46]*[.$C$9]" office:value-type="float" office:value="4342.84707540522" calcext:value-type="float">
            <text:p>4,343</text:p>
          </table:table-cell>
          <table:table-cell table:formula="of:=[.G46]/[.$H46]*[.$C$9]" office:value-type="float" office:value="3990.48625792812" calcext:value-type="float">
            <text:p>3,990</text:p>
          </table:table-cell>
          <table:table-cell table:formula="of:=([.C47]-[.C45])/2" office:value-type="float" office:value="165.639495849609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47]/[.$A$49]*[.$B$49]" office:value-type="float" office:value="69.7265625" calcext:value-type="float">
            <text:p>69.73</text:p>
          </table:table-cell>
          <table:table-cell table:formula="of:=[.C46]+([.B47]-[.B46])*AVERAGE([.H46:.H47])" office:value-type="float" office:value="1994.95010375977" calcext:value-type="float">
            <text:p>1994.95010375977</text:p>
          </table:table-cell>
          <table:table-cell table:number-columns-repeated="2"/>
          <table:table-cell table:formula="of:=([.$C$17]+[.$B47]*[.$C$3])" office:value-type="float" office:value="149.4140625" calcext:value-type="float">
            <text:p>149.4140625</text:p>
          </table:table-cell>
          <table:table-cell table:style-name="ce3" table:formula="of:=([.$C$18]+[.$B47]*[.$C$4])" office:value-type="float" office:value="135.3515625" calcext:value-type="float">
            <text:p>135.35</text:p>
          </table:table-cell>
          <table:table-cell table:formula="of:=MAX(SUM([.F47:.G47])/[.$C$8]*[.$C$9];[.$C$20])" office:value-type="float" office:value="34.171875" calcext:value-type="float">
            <text:p>34.171875</text:p>
          </table:table-cell>
          <table:table-cell table:formula="of:=[.F47]/[.$H47]*[.$C$9]" office:value-type="float" office:value="4372.4279835391" calcext:value-type="float">
            <text:p>4,372</text:p>
          </table:table-cell>
          <table:table-cell table:formula="of:=[.G47]/[.$H47]*[.$C$9]" office:value-type="float" office:value="3960.90534979424" calcext:value-type="float">
            <text:p>3,961</text:p>
          </table:table-cell>
          <table:table-cell table:formula="of:=([.C48]-[.C46])/2" office:value-type="float" office:value="170.191955566406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48]/[.$A$49]*[.$B$49]" office:value-type="float" office:value="74.70703125" calcext:value-type="float">
            <text:p>74.71</text:p>
          </table:table-cell>
          <table:table-cell table:formula="of:=[.C47]+([.B48]-[.B47])*AVERAGE([.H47:.H48])" office:value-type="float" office:value="2167.41828918457" calcext:value-type="float">
            <text:p>2167.41828918457</text:p>
          </table:table-cell>
          <table:table-cell table:number-columns-repeated="2"/>
          <table:table-cell table:formula="of:=([.$C$17]+[.$B48]*[.$C$3])" office:value-type="float" office:value="154.39453125" calcext:value-type="float">
            <text:p>154.39453125</text:p>
          </table:table-cell>
          <table:table-cell table:style-name="ce3" table:formula="of:=([.$C$18]+[.$B48]*[.$C$4])" office:value-type="float" office:value="137.98828125" calcext:value-type="float">
            <text:p>137.99</text:p>
          </table:table-cell>
          <table:table-cell table:formula="of:=MAX(SUM([.F48:.G48])/[.$C$8]*[.$C$9];[.$C$20])" office:value-type="float" office:value="35.0859375" calcext:value-type="float">
            <text:p>35.0859375</text:p>
          </table:table-cell>
          <table:table-cell table:formula="of:=[.F48]/[.$H48]*[.$C$9]" office:value-type="float" office:value="4400.46760187041" calcext:value-type="float">
            <text:p>4,400</text:p>
          </table:table-cell>
          <table:table-cell table:formula="of:=[.G48]/[.$H48]*[.$C$9]" office:value-type="float" office:value="3932.86573146293" calcext:value-type="float">
            <text:p>3,933</text:p>
          </table:table-cell>
          <table:table-cell table:formula="of:=([.C49]-[.C47])/2" office:value-type="float" office:value="174.744415283203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table:formula="of:=[.$C$19]" office:value-type="float" office:value="79.6875" calcext:value-type="float">
            <text:p>79.69</text:p>
          </table:table-cell>
          <table:table-cell table:formula="of:=[.C48]+([.B49]-[.B48])*AVERAGE([.H48:.H49])" office:value-type="float" office:value="2344.43893432617" calcext:value-type="float">
            <text:p>2344.43893432617</text:p>
          </table:table-cell>
          <table:table-cell table:number-columns-repeated="2"/>
          <table:table-cell table:formula="of:=([.$C$17]+[.$B49]*[.$C$3])" office:value-type="float" office:value="159.375" calcext:value-type="float">
            <text:p>159.375</text:p>
          </table:table-cell>
          <table:table-cell table:style-name="ce3" table:formula="of:=([.$C$18]+[.$B49]*[.$C$4])" office:value-type="float" office:value="140.625" calcext:value-type="float">
            <text:p>140.63</text:p>
          </table:table-cell>
          <table:table-cell table:style-name="ce17" table:formula="of:=[.$C$10]" office:value-type="float" office:value="36" calcext:value-type="float">
            <text:p>36</text:p>
          </table:table-cell>
          <table:table-cell table:formula="of:=[.F49]/[.$H49]*[.$C$9]" office:value-type="float" office:value="4427.08333333333" calcext:value-type="float">
            <text:p>4,427</text:p>
          </table:table-cell>
          <table:table-cell table:formula="of:=[.G49]/[.$H49]*[.$C$9]" office:value-type="float" office:value="3906.25" calcext:value-type="float">
            <text:p>3,906</text:p>
          </table:table-cell>
          <table:table-cell table:formula="of:=([.C50]-[.C48])/2" office:value-type="float" office:value="88.5103225708008" calcext:value-type="float">
            <text:p>89</text:p>
          </table:table-cell>
          <table:table-cell table:number-columns-repeated="2"/>
        </table:table-row>
        <table:table-row table:style-name="ro1">
          <table:table-cell/>
          <table:table-cell table:formula="of:=[.B49]" office:value-type="float" office:value="79.6875" calcext:value-type="float">
            <text:p>79.69</text:p>
          </table:table-cell>
          <table:table-cell table:formula="of:=[.C49]+([.B50]-[.B49])*AVERAGE([.H49:.H50])" office:value-type="float" office:value="2344.43893432617" calcext:value-type="float">
            <text:p>2344.43893432617</text:p>
          </table:table-cell>
          <table:table-cell table:number-columns-repeated="2"/>
          <table:table-cell table:style-name="ce13" table:formula="of:=[.F49]*[.$C$1]" office:value-type="float" office:value="79.6875" calcext:value-type="float">
            <text:p>79.6875</text:p>
          </table:table-cell>
          <table:table-cell table:style-name="ce9" table:formula="of:=[.G49]*[.$C$2]" office:value-type="float" office:value="98.4375" calcext:value-type="float">
            <text:p>98.44</text:p>
          </table:table-cell>
          <table:table-cell table:formula="of:=SUM([.F50:.G50])/[.$C$8]*[.$C$9]" office:value-type="float" office:value="21.375" calcext:value-type="float">
            <text:p>21.375</text:p>
          </table:table-cell>
          <table:table-cell table:formula="of:=[.F50]/[.$H50]*[.$C$9]" office:value-type="float" office:value="3728.0701754386" calcext:value-type="float">
            <text:p>3,728</text:p>
          </table:table-cell>
          <table:table-cell table:formula="of:=[.G50]/[.$H50]*[.$C$9]" office:value-type="float" office:value="4605.26315789474" calcext:value-type="float">
            <text:p>4,605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Average</text:p>
          </table:table-cell>
          <table:table-cell table:style-name="ce10" table:number-columns-repeated="3"/>
          <table:table-cell table:style-name="ce10" table:formula="of:=AVERAGE([.F33:.F48])" office:value-type="float" office:value="117.041015625" calcext:value-type="float">
            <text:p>117.041015625</text:p>
          </table:table-cell>
          <table:table-cell table:style-name="ce16" table:formula="of:=AVERAGE([.G33:.G48])" office:value-type="float" office:value="118.212890625" calcext:value-type="float">
            <text:p>118</text:p>
          </table:table-cell>
          <table:table-cell table:style-name="ce10" table:formula="of:=AVERAGE([.H33:.H48])" office:value-type="float" office:value="29.10791015625" calcext:value-type="float">
            <text:p>29.10791015625</text:p>
          </table:table-cell>
          <table:table-cell table:style-name="ce16" table:formula="of:=AVERAGE([.I33:.I49])" office:value-type="float" office:value="4012.70508956808" calcext:value-type="float">
            <text:p>4,013</text:p>
          </table:table-cell>
          <table:table-cell table:style-name="ce16" table:formula="of:=AVERAGE([.J33:.J49])" office:value-type="float" office:value="4055.94003675168" calcext:value-type="float">
            <text:p>4,056</text:p>
          </table:table-cell>
          <table:table-cell table:style-name="ce16" table:number-columns-repeated="2"/>
          <table:table-cell table:style-name="ce10" table:formula="of:=[.J51]/[.I51]" office:value-type="float" office:value="1.01077451400453" calcext:value-type="float">
            <text:p>1.01077451400453</text:p>
          </table:table-cell>
        </table:table-row>
        <table:table-row table:style-name="ro1">
          <table:table-cell/>
          <table:table-cell table:style-name="Default" office:value-type="string" calcext:value-type="string">
            <text:p>Weighted avg</text:p>
          </table:table-cell>
          <table:table-cell/>
          <table:table-cell table:style-name="Default"/>
          <table:table-cell table:number-columns-repeated="4"/>
          <table:table-cell table:style-name="ce16" table:formula="of:=SUMPRODUCT([.I33:.I49];[.$K33:.$K49])/[.$K52]" office:value-type="float" office:value="4062.67357056583" calcext:value-type="float">
            <text:p>4,063</text:p>
          </table:table-cell>
          <table:table-cell table:style-name="ce16" table:formula="of:=SUMPRODUCT([.J33:.J49];[.$K33:.$K49])/[.$K52]" office:value-type="float" office:value="4063.05490733181" calcext:value-type="float">
            <text:p>4,063</text:p>
          </table:table-cell>
          <table:table-cell table:formula="of:=SUM([.K33:.K49])" office:value-type="float" office:value="2344.43893432617" calcext:value-type="float">
            <text:p>2,344</text:p>
          </table:table-cell>
          <table:table-cell table:style-name="Default"/>
          <table:table-cell table:style-name="ce10" table:formula="of:=[.J52]/[.I52]" office:value-type="float" office:value="1.0000938635013" calcext:value-type="float">
            <text:p>1.0000938635013</text:p>
          </table:table-cell>
        </table:table-row>
      </table:table>
      <table:table table:name="deterministic" table:style-name="ta1">
        <table:shapes>
          <draw:frame draw:z-index="0" draw:style-name="gr1" draw:text-style-name="P1" svg:width="8.984cm" svg:height="9.006cm" svg:x="16.834cm" svg:y="3.181cm">
            <draw:object draw:notify-on-update-of-ranges="deterministic.D18:deterministic.D41 deterministic.B18:deterministic.B41 deterministic.H17:deterministic.H17 deterministic.H18:deterministic.H41 deterministic.B18:deterministic.B41 deterministic.G17:deterministic.G17 deterministic.G18:deterministic.G41 deterministic.B18:deterministic.B41 deterministic.F17:deterministic.F17 deterministic.F18:deterministic.F41 deterministic.B18:deterministic.B41 deterministic.E17:deterministic.E17 deterministic.E18:deterministic.E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3.025cm" svg:height="8.999cm" svg:x="25.794cm" svg:y="3.215cm">
            <draw:object draw:notify-on-update-of-ranges="deterministic.D18:deterministic.D41 deterministic.C18:deterministic.C41 deterministic.J17:deterministic.J17 deterministic.J18:deterministic.J41 deterministic.C18:deterministic.C41 deterministic.I17:deterministic.I17 deterministic.I18:deterministic.I41 deterministic.C18:deterministic.C41 deterministic.G17:deterministic.G17 deterministic.G18:deterministic.G41 deterministic.C18:deterministic.C41 deterministic.F17:deterministic.F17 deterministic.F18:deterministic.F41 deterministic.C18:deterministic.C41 deterministic.H17:deterministic.H17 deterministic.H18:deterministic.H41 deterministic.C18:deterministic.C41 deterministic.E17:deterministic.E17 deterministic.E18:deterministic.E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1" table:number-columns-repeated="2" table:default-cell-style-name="Default"/>
        <table:table-column table:style-name="co12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8" table:default-cell-style-name="ce5"/>
        <table:table-column table:style-name="co10" table:number-columns-repeated="2" table:default-cell-style-name="ce5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table:formula="of:=3*(1-[.C4])/(1+[.C4])*[.C1]" office:value-type="float" office:value="0.529411764705882" calcext:value-type="float">
            <text:p>0.529411764705882</text:p>
          </table:table-cell>
          <table:table-cell table:style-name="Default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br</text:p>
          </table:table-cell>
          <table:table-cell office:value-type="float" office:value="0.5" calcext:value-type="float">
            <text:p>0.5</text:p>
          </table:table-cell>
          <table:table-cell table:style-name="Default"/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float" office:value="0.7" calcext:value-type="float">
            <text:p>0.7</text:p>
          </table:table-cell>
          <table:table-cell table:style-name="Default"/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Wr_min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Wc_min</text:p>
          </table:table-cell>
          <table:table-cell table:style-name="ce4" table:formula="of:=(2+(1-[.C3])/[.C3])/(2+(1-[.C4])/[.C4])*[.C5]" office:value-type="float" office:value="50.6470588235294" calcext:value-type="float">
            <text:p>50.65</text:p>
          </table:table-cell>
          <table:table-cell table:style-name="ce2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Jr – 1</text:p>
          </table:table-cell>
          <table:table-cell table:style-name="ce4" table:formula="of:=[.C5]/[.C1]/[.C3]*(1-[.C3])-1" office:value-type="float" office:value="40" calcext:value-type="float">
            <text:p>40.00</text:p>
          </table:table-cell>
          <table:table-cell table:style-name="ce2" office:value-type="string" calcext:value-type="string">
            <text:p>round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Jc – 1</text:p>
          </table:table-cell>
          <table:table-cell table:style-name="ce4" table:formula="of:=[.C6]/[.C2]/[.C4]*(1-[.C4])-1+9.53" office:value-type="float" office:value="49.53" calcext:value-type="float">
            <text:p>49.53</text:p>
          </table:table-cell>
          <table:table-cell table:style-name="ce2" office:value-type="string" calcext:value-type="string">
            <text:p>round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J0</text:p>
          </table:table-cell>
          <table:table-cell table:style-name="ce4" table:formula="of:=26.1538461538462/2" office:value-type="float" office:value="13.0769230769231" calcext:value-type="float">
            <text:p>13.08</text:p>
          </table:table-cell>
          <table:table-cell table:style-name="ce2" office:value-type="string" calcext:value-type="string">
            <text:p>round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Mb/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/>
          <table:table-cell table:style-name="ce2" office:value-type="float" office:value="1000000" calcext:value-type="float">
            <text:p>1000000</text:p>
          </table:table-cell>
          <table:table-cell table:style-name="ce2" office:value-type="string" calcext:value-type="string">
            <text:p>b/Mb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M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string" calcext:value-type="string">
            <text:p>b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r_tot</text:p>
          </table:table-cell>
          <table:table-cell table:style-name="ce2" table:formula="of:=[.C10]*[.C11]/[.C12]" office:value-type="float" office:value="8333.33333333333" calcext:value-type="float">
            <text:p>8333.33333333333</text:p>
          </table:table-cell>
          <table:table-cell table:style-name="ce2" office:value-type="string" calcext:value-type="string">
            <text:p>pkt/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ds</text:p>
          </table:table-cell>
          <table:table-cell table:style-name="ce2" table:formula="of:=[.C15]/[.C13]" office:value-type="float" office:value="0.12" calcext:value-type="float">
            <text:p>0.12</text:p>
          </table:table-cell>
          <table:table-cell table:style-name="ce2" office:value-type="string" calcext:value-type="string">
            <text:p>ms/pk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/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ms/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/>
          <table:table-cell office:value-type="string" calcext:value-type="string">
            <text:p>j / RTT</text:p>
          </table:table-cell>
          <table:table-cell office:value-type="string" calcext:value-type="string">
            <text:p>time [ms]</text:p>
          </table:table-cell>
          <table:table-cell table:style-name="Default" office:value-type="string" calcext:value-type="string">
            <text:p>label</text:p>
          </table:table-cell>
          <table:table-cell office:value-type="string" calcext:value-type="string">
            <text:p>dummy</text:p>
          </table:table-cell>
          <table:table-cell office:value-type="string" calcext:value-type="string">
            <text:p>W<text:span text:style-name="T1">r</text:span> [pkt]</text:p>
          </table:table-cell>
          <table:table-cell office:value-type="string" calcext:value-type="string">
            <text:p>W<text:span text:style-name="T1">c</text:span> [pkt]</text:p>
          </table:table-cell>
          <table:table-cell office:value-type="string" calcext:value-type="string">
            <text:p>R [ms]</text:p>
          </table:table-cell>
          <table:table-cell table:style-name="Default" office:value-type="string" calcext:value-type="string">
            <text:p>r<text:span text:style-name="T1">r</text:span> [pkt/s]</text:p>
          </table:table-cell>
          <table:table-cell table:style-name="Default" office:value-type="string" calcext:value-type="string">
            <text:p>r<text:span text:style-name="T1">c</text:span> [pkt/s]</text:p>
          </table:table-cell>
          <table:table-cell table:style-name="Default" table:number-columns-repeated="2"/>
          <table:table-cell office:value-type="string" calcext:value-type="string">
            <text:p>Diff</text:p>
          </table:table-cell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80" calcext:value-type="float">
            <text:p>8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ce5" office:value-type="float" office:value="120" calcext:value-type="float">
            <text:p>12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style-name="ce3" table:formula="of:=[.$C$7]*[.A27]/[.$A$39]" office:value-type="float" office:value="-2.5" calcext:value-type="float">
            <text:p>-2.50</text:p>
          </table:table-cell>
          <table:table-cell table:formula="of:=[.C26]+([.B27]-[.B26])*AVERAGE([.H26:.H27])" office:value-type="float" office:value="-40.4239819004525" calcext:value-type="float">
            <text:p>-40.4239819004525</text:p>
          </table:table-cell>
          <table:table-cell table:number-columns-repeated="2"/>
          <table:table-cell table:formula="of:=([.$C$5]+([.$B27]+[.$C$7])*[.$C$1])" office:value-type="float" office:value="78.5" calcext:value-type="float">
            <text:p>78.5</text:p>
          </table:table-cell>
          <table:table-cell table:style-name="ce3" table:formula="of:=([.$C$6]+([.$B27]+[.$C$9])*[.$C$2])" office:value-type="float" office:value="56.2466063348416" calcext:value-type="float">
            <text:p>56.25</text:p>
          </table:table-cell>
          <table:table-cell table:formula="of:=SUM([.F27:.G27])/[.$C$13]*[.$C$15]" office:value-type="float" office:value="16.169592760181" calcext:value-type="float">
            <text:p>16.169592760181</text:p>
          </table:table-cell>
          <table:table-cell table:formula="of:=[.F27]/[.$H27]*[.$C$15]" office:value-type="float" office:value="4854.79140781535" calcext:value-type="float">
            <text:p>4,855</text:p>
          </table:table-cell>
          <table:table-cell table:formula="of:=[.G27]/[.$H27]*[.$C$15]" office:value-type="float" office:value="3478.54192551798" calcext:value-type="float">
            <text:p>3,47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formula="of:=[.$C$7]*[.A28]/[.$A$3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9]" office:value-type="float" office:value="81" calcext:value-type="float">
            <text:p>81</text:p>
          </table:table-cell>
          <table:table-cell table:style-name="ce3" table:formula="of:=([.$C$6]+([.$B28]+[.$C$9])*[.$C$2])" office:value-type="float" office:value="57.5701357466063" calcext:value-type="float">
            <text:p>57.57</text:p>
          </table:table-cell>
          <table:table-cell table:formula="of:=SUM([.F28:.G28])/[.$C$13]*[.$C$15]" office:value-type="float" office:value="16.6284162895928" calcext:value-type="float">
            <text:p>16.6284162895928</text:p>
          </table:table-cell>
          <table:table-cell table:formula="of:=[.F28]/[.$H28]*[.$C$15]" office:value-type="float" office:value="4871.17946708464" calcext:value-type="float">
            <text:p>4,871</text:p>
          </table:table-cell>
          <table:table-cell table:formula="of:=[.G28]/[.$H28]*[.$C$15]" office:value-type="float" office:value="3462.15386624869" calcext:value-type="float">
            <text:p>3,46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formula="of:=[.$C$7]*[.A29]/[.$A$39]" office:value-type="float" office:value="0" calcext:value-type="float">
            <text:p>0.00</text:p>
          </table:table-cell>
          <table:table-cell table:formula="of:=[.C28]+([.B29]-[.B28])*AVERAGE([.H28:.H29])" office:value-type="float" office:value="0" calcext:value-type="float">
            <text:p>0</text:p>
          </table:table-cell>
          <table:table-cell table:number-columns-repeated="2"/>
          <table:table-cell table:formula="of:=([.$C$5]+[.$B29]*[.$C$1])" office:value-type="float" office:value="41" calcext:value-type="float">
            <text:p>41</text:p>
          </table:table-cell>
          <table:table-cell table:style-name="ce3" table:formula="of:=([.$C$6]+([.$B29]+[.$C$9])*[.$C$2])" office:value-type="float" office:value="57.5701357466063" calcext:value-type="float">
            <text:p>57.57</text:p>
          </table:table-cell>
          <table:table-cell table:formula="of:=SUM([.F29:.G29])/[.$C$13]*[.$C$15]" office:value-type="float" office:value="11.8284162895928" calcext:value-type="float">
            <text:p>11.8284162895928</text:p>
          </table:table-cell>
          <table:table-cell table:formula="of:=[.F29]/[.$H29]*[.$C$15]" office:value-type="float" office:value="3466.22903660179" calcext:value-type="float">
            <text:p>3,466</text:p>
          </table:table-cell>
          <table:table-cell table:formula="of:=[.G29]/[.$H29]*[.$C$15]" office:value-type="float" office:value="4867.10429673154" calcext:value-type="float">
            <text:p>4,8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[.$C$7]*[.A30]/[.$A$39]" office:value-type="float" office:value="5" calcext:value-type="float">
            <text:p>5.00</text:p>
          </table:table-cell>
          <table:table-cell table:formula="of:=[.C29]+([.B30]-[.B29])*AVERAGE([.H29:.H30])" office:value-type="float" office:value="61.4361990950227" calcext:value-type="float">
            <text:p>61.4361990950227</text:p>
          </table:table-cell>
          <table:table-cell table:number-columns-repeated="2"/>
          <table:table-cell table:formula="of:=([.$C$5]+[.$B30]*[.$C$1])" office:value-type="float" office:value="46" calcext:value-type="float">
            <text:p>46</text:p>
          </table:table-cell>
          <table:table-cell table:style-name="ce3" table:formula="of:=([.$C$6]+([.$B30]+[.$C$9])*[.$C$2])" office:value-type="float" office:value="60.2171945701358" calcext:value-type="float">
            <text:p>60.22</text:p>
          </table:table-cell>
          <table:table-cell table:formula="of:=SUM([.F30:.G30])/[.$C$13]*[.$C$15]" office:value-type="float" office:value="12.7460633484163" calcext:value-type="float">
            <text:p>12.7460633484163</text:p>
          </table:table-cell>
          <table:table-cell table:formula="of:=[.F30]/[.$H30]*[.$C$15]" office:value-type="float" office:value="3608.95742807645" calcext:value-type="float">
            <text:p>3,609</text:p>
          </table:table-cell>
          <table:table-cell table:formula="of:=[.G30]/[.$H30]*[.$C$15]" office:value-type="float" office:value="4724.37590525688" calcext:value-type="float">
            <text:p>4,7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$C$7]*[.A31]/[.$A$39]" office:value-type="float" office:value="10" calcext:value-type="float">
            <text:p>10.00</text:p>
          </table:table-cell>
          <table:table-cell table:formula="of:=[.C30]+([.B31]-[.B30])*AVERAGE([.H30:.H31])" office:value-type="float" office:value="127.460633484163" calcext:value-type="float">
            <text:p>127.460633484163</text:p>
          </table:table-cell>
          <table:table-cell table:number-columns-repeated="2"/>
          <table:table-cell table:formula="of:=([.$C$5]+[.$B31]*[.$C$1])" office:value-type="float" office:value="51" calcext:value-type="float">
            <text:p>51</text:p>
          </table:table-cell>
          <table:table-cell table:style-name="ce3" table:formula="of:=([.$C$6]+([.$B31]+[.$C$9])*[.$C$2])" office:value-type="float" office:value="62.8642533936652" calcext:value-type="float">
            <text:p>62.86</text:p>
          </table:table-cell>
          <table:table-cell table:formula="of:=SUM([.F31:.G31])/[.$C$13]*[.$C$15]" office:value-type="float" office:value="13.6637104072398" calcext:value-type="float">
            <text:p>13.6637104072398</text:p>
          </table:table-cell>
          <table:table-cell table:formula="of:=[.F31]/[.$H31]*[.$C$15]" office:value-type="float" office:value="3732.51470354475" calcext:value-type="float">
            <text:p>3,733</text:p>
          </table:table-cell>
          <table:table-cell table:formula="of:=[.G31]/[.$H31]*[.$C$15]" office:value-type="float" office:value="4600.81862978859" calcext:value-type="float">
            <text:p>4,6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[.$C$7]*[.A32]/[.$A$39]" office:value-type="float" office:value="15" calcext:value-type="float">
            <text:p>15.00</text:p>
          </table:table-cell>
          <table:table-cell table:formula="of:=[.C31]+([.B32]-[.B31])*AVERAGE([.H31:.H32])" office:value-type="float" office:value="198.073303167421" calcext:value-type="float">
            <text:p>198.073303167421</text:p>
          </table:table-cell>
          <table:table-cell table:number-columns-repeated="2"/>
          <table:table-cell table:formula="of:=([.$C$5]+[.$B32]*[.$C$1])" office:value-type="float" office:value="56" calcext:value-type="float">
            <text:p>56</text:p>
          </table:table-cell>
          <table:table-cell table:style-name="ce3" table:formula="of:=([.$C$6]+([.$B32]+[.$C$9])*[.$C$2])" office:value-type="float" office:value="65.5113122171946" calcext:value-type="float">
            <text:p>65.51</text:p>
          </table:table-cell>
          <table:table-cell table:formula="of:=SUM([.F32:.G32])/[.$C$13]*[.$C$15]" office:value-type="float" office:value="14.5813574660634" calcext:value-type="float">
            <text:p>14.5813574660634</text:p>
          </table:table-cell>
          <table:table-cell table:formula="of:=[.F32]/[.$H32]*[.$C$15]" office:value-type="float" office:value="3840.52034457933" calcext:value-type="float">
            <text:p>3,841</text:p>
          </table:table-cell>
          <table:table-cell table:formula="of:=[.G32]/[.$H32]*[.$C$15]" office:value-type="float" office:value="4492.812988754" calcext:value-type="float">
            <text:p>4,49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$C$7]*[.A33]/[.$A$39]" office:value-type="float" office:value="20" calcext:value-type="float">
            <text:p>20.00</text:p>
          </table:table-cell>
          <table:table-cell table:formula="of:=[.C32]+([.B33]-[.B32])*AVERAGE([.H32:.H33])" office:value-type="float" office:value="273.274208144797" calcext:value-type="float">
            <text:p>273.274208144797</text:p>
          </table:table-cell>
          <table:table-cell table:number-columns-repeated="2"/>
          <table:table-cell table:formula="of:=([.$C$5]+[.$B33]*[.$C$1])" office:value-type="float" office:value="61" calcext:value-type="float">
            <text:p>61</text:p>
          </table:table-cell>
          <table:table-cell table:style-name="ce3" table:formula="of:=([.$C$6]+([.$B33]+[.$C$9])*[.$C$2])" office:value-type="float" office:value="68.158371040724" calcext:value-type="float">
            <text:p>68.16</text:p>
          </table:table-cell>
          <table:table-cell table:formula="of:=SUM([.F33:.G33])/[.$C$13]*[.$C$15]" office:value-type="float" office:value="15.4990045248869" calcext:value-type="float">
            <text:p>15.4990045248869</text:p>
          </table:table-cell>
          <table:table-cell table:formula="of:=[.F33]/[.$H33]*[.$C$15]" office:value-type="float" office:value="3935.73664050822" calcext:value-type="float">
            <text:p>3,936</text:p>
          </table:table-cell>
          <table:table-cell table:formula="of:=[.G33]/[.$H33]*[.$C$15]" office:value-type="float" office:value="4397.59669282511" calcext:value-type="float">
            <text:p>4,39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[.$C$7]*[.A34]/[.$A$39]" office:value-type="float" office:value="25" calcext:value-type="float">
            <text:p>25.00</text:p>
          </table:table-cell>
          <table:table-cell table:formula="of:=[.C33]+([.B34]-[.B33])*AVERAGE([.H33:.H34])" office:value-type="float" office:value="353.06334841629" calcext:value-type="float">
            <text:p>353.06334841629</text:p>
          </table:table-cell>
          <table:table-cell table:number-columns-repeated="2"/>
          <table:table-cell table:formula="of:=([.$C$5]+[.$B34]*[.$C$1])" office:value-type="float" office:value="66" calcext:value-type="float">
            <text:p>66</text:p>
          </table:table-cell>
          <table:table-cell table:style-name="ce3" table:formula="of:=([.$C$6]+([.$B34]+[.$C$9])*[.$C$2])" office:value-type="float" office:value="70.8054298642534" calcext:value-type="float">
            <text:p>70.81</text:p>
          </table:table-cell>
          <table:table-cell table:formula="of:=SUM([.F34:.G34])/[.$C$13]*[.$C$15]" office:value-type="float" office:value="16.4166515837104" calcext:value-type="float">
            <text:p>16.4166515837104</text:p>
          </table:table-cell>
          <table:table-cell table:formula="of:=[.F34]/[.$H34]*[.$C$15]" office:value-type="float" office:value="4020.30826222134" calcext:value-type="float">
            <text:p>4,020</text:p>
          </table:table-cell>
          <table:table-cell table:formula="of:=[.G34]/[.$H34]*[.$C$15]" office:value-type="float" office:value="4313.02507111199" calcext:value-type="float">
            <text:p>4,313</text:p>
          </table:table-cell>
          <table:table-cell table:number-columns-repeated="3"/>
        </table:table-row>
        <table:table-row table:style-name="ro1">
          <table:table-cell/>
          <table:table-cell table:style-name="ce3" table:formula="of:=[.$C$9]*2" office:value-type="float" office:value="26.1538461538462" calcext:value-type="float">
            <text:p>26.15</text:p>
          </table:table-cell>
          <table:table-cell table:formula="of:=[.C34]+([.B35]-[.B34])*AVERAGE([.H34:.H35])" office:value-type="float" office:value="372.127810650889" calcext:value-type="float">
            <text:p>372.127810650889</text:p>
          </table:table-cell>
          <table:table-cell table:number-columns-repeated="2"/>
          <table:table-cell table:formula="of:=([.$C$5]+[.$B35]*[.$C$1])" office:value-type="float" office:value="67.1538461538462" calcext:value-type="float">
            <text:p>67.1538461538462</text:p>
          </table:table-cell>
          <table:table-cell table:style-name="ce3" table:formula="of:=([.$C$6]+([.$B35]+[.$C$9])*[.$C$2])" office:value-type="float" office:value="71.4162895927602" calcext:value-type="float">
            <text:p>71.42</text:p>
          </table:table-cell>
          <table:table-cell table:formula="of:=SUM([.F35:.G35])/[.$C$13]*[.$C$15]" office:value-type="float" office:value="16.6284162895928" calcext:value-type="float">
            <text:p>16.6284162895928</text:p>
          </table:table-cell>
          <table:table-cell table:formula="of:=[.F35]/[.$H35]*[.$C$15]" office:value-type="float" office:value="4038.49921630094" calcext:value-type="float">
            <text:p>4,038</text:p>
          </table:table-cell>
          <table:table-cell table:formula="of:=[.G35]/[.$H35]*[.$C$15]" office:value-type="float" office:value="4294.83411703239" calcext:value-type="float">
            <text:p>4,295</text:p>
          </table:table-cell>
          <table:table-cell/>
          <table:table-cell table:style-name="ce11"/>
          <table:table-cell/>
        </table:table-row>
        <table:table-row table:style-name="ro1">
          <table:table-cell/>
          <table:table-cell table:style-name="ce3" table:formula="of:=[.$C$9]*2" office:value-type="float" office:value="26.1538461538462" calcext:value-type="float">
            <text:p>26.15</text:p>
          </table:table-cell>
          <table:table-cell table:formula="of:=[.C35]+([.B36]-[.B35])*AVERAGE([.H35:.H36])" office:value-type="float" office:value="372.127810650889" calcext:value-type="float">
            <text:p>372.127810650889</text:p>
          </table:table-cell>
          <table:table-cell table:number-columns-repeated="2"/>
          <table:table-cell table:formula="of:=([.$C$5]+[.$B36]*[.$C$1])" office:value-type="float" office:value="67.1538461538462" calcext:value-type="float">
            <text:p>67.1538461538462</text:p>
          </table:table-cell>
          <table:table-cell table:style-name="ce3" table:formula="of:=([.$C$6]+([.$B36]+[.$C$9]-[.$C$7])*[.$C$2])" office:value-type="float" office:value="50.2398190045249" calcext:value-type="float">
            <text:p>50.24</text:p>
          </table:table-cell>
          <table:table-cell table:formula="of:=SUM([.F36:.G36])/[.$C$13]*[.$C$15]" office:value-type="float" office:value="14.0872398190045" calcext:value-type="float">
            <text:p>14.0872398190045</text:p>
          </table:table-cell>
          <table:table-cell table:formula="of:=[.F36]/[.$H36]*[.$C$15]" office:value-type="float" office:value="4766.99814986124" calcext:value-type="float">
            <text:p>4,767</text:p>
          </table:table-cell>
          <table:table-cell table:formula="of:=[.G36]/[.$H36]*[.$C$15]" office:value-type="float" office:value="3566.33518347209" calcext:value-type="float">
            <text:p>3,56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$C$7]*[.A37]/[.$A$39]" office:value-type="float" office:value="30" calcext:value-type="float">
            <text:p>30.00</text:p>
          </table:table-cell>
          <table:table-cell table:formula="of:=[.C36]+([.B37]-[.B36])*AVERAGE([.H36:.H37])" office:value-type="float" office:value="427.666968325792" calcext:value-type="float">
            <text:p>427.666968325792</text:p>
          </table:table-cell>
          <table:table-cell table:number-columns-repeated="2"/>
          <table:table-cell table:formula="of:=([.$C$5]+[.$B37]*[.$C$1])" office:value-type="float" office:value="71" calcext:value-type="float">
            <text:p>71</text:p>
          </table:table-cell>
          <table:table-cell table:style-name="ce3" table:formula="of:=([.$C$6]+([.$B37]+[.$C$9]-[.$C$7])*[.$C$2])" office:value-type="float" office:value="52.2760180995475" calcext:value-type="float">
            <text:p>52.28</text:p>
          </table:table-cell>
          <table:table-cell table:formula="of:=SUM([.F37:.G37])/[.$C$13]*[.$C$15]" office:value-type="float" office:value="14.7931221719457" calcext:value-type="float">
            <text:p>14.7931221719457</text:p>
          </table:table-cell>
          <table:table-cell table:formula="of:=[.F37]/[.$H37]*[.$C$15]" office:value-type="float" office:value="4799.52772475897" calcext:value-type="float">
            <text:p>4,800</text:p>
          </table:table-cell>
          <table:table-cell table:formula="of:=[.G37]/[.$H37]*[.$C$15]" office:value-type="float" office:value="3533.80560857436" calcext:value-type="float">
            <text:p>3,53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[.$C$7]*[.A38]/[.$A$39]" office:value-type="float" office:value="35" calcext:value-type="float">
            <text:p>35.00</text:p>
          </table:table-cell>
          <table:table-cell table:formula="of:=[.C37]+([.B38]-[.B37])*AVERAGE([.H37:.H38])" office:value-type="float" office:value="503.92669683258" calcext:value-type="float">
            <text:p>503.92669683258</text:p>
          </table:table-cell>
          <table:table-cell table:number-columns-repeated="2"/>
          <table:table-cell table:formula="of:=([.$C$5]+[.$B38]*[.$C$1])" office:value-type="float" office:value="76" calcext:value-type="float">
            <text:p>76</text:p>
          </table:table-cell>
          <table:table-cell table:style-name="ce3" table:formula="of:=([.$C$6]+([.$B38]+[.$C$9]-[.$C$7])*[.$C$2])" office:value-type="float" office:value="54.9230769230769" calcext:value-type="float">
            <text:p>54.92</text:p>
          </table:table-cell>
          <table:table-cell table:formula="of:=SUM([.F38:.G38])/[.$C$13]*[.$C$15]" office:value-type="float" office:value="15.7107692307692" calcext:value-type="float">
            <text:p>15.7107692307692</text:p>
          </table:table-cell>
          <table:table-cell table:formula="of:=[.F38]/[.$H38]*[.$C$15]" office:value-type="float" office:value="4837.44614179397" calcext:value-type="float">
            <text:p>4,837</text:p>
          </table:table-cell>
          <table:table-cell table:formula="of:=[.G38]/[.$H38]*[.$C$15]" office:value-type="float" office:value="3495.88719153936" calcext:value-type="float">
            <text:p>3,49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[.$C$7]*[.A39]/[.$A$39]" office:value-type="float" office:value="40" calcext:value-type="float">
            <text:p>40.00</text:p>
          </table:table-cell>
          <table:table-cell table:formula="of:=[.C38]+([.B39]-[.B38])*AVERAGE([.H38:.H39])" office:value-type="float" office:value="584.774660633484" calcext:value-type="float">
            <text:p>584.774660633484</text:p>
          </table:table-cell>
          <table:table-cell table:number-columns-repeated="2"/>
          <table:table-cell table:formula="of:=([.$C$5]+[.$B39]*[.$C$1])" office:value-type="float" office:value="81" calcext:value-type="float">
            <text:p>81</text:p>
          </table:table-cell>
          <table:table-cell table:style-name="ce3" table:formula="of:=([.$C$6]+([.$B39]+[.$C$9]-[.$C$7])*[.$C$2])" office:value-type="float" office:value="57.5701357466063" calcext:value-type="float">
            <text:p>57.57</text:p>
          </table:table-cell>
          <table:table-cell table:formula="of:=SUM([.F39:.G39])/[.$C$13]*[.$C$15]" office:value-type="float" office:value="16.6284162895928" calcext:value-type="float">
            <text:p>16.6284162895928</text:p>
          </table:table-cell>
          <table:table-cell table:formula="of:=[.F39]/[.$H39]*[.$C$15]" office:value-type="float" office:value="4871.17946708464" calcext:value-type="float">
            <text:p>4,871</text:p>
          </table:table-cell>
          <table:table-cell table:formula="of:=[.G39]/[.$H39]*[.$C$15]" office:value-type="float" office:value="3462.15386624869" calcext:value-type="float">
            <text:p>3,462</text:p>
          </table:table-cell>
          <table:table-cell table:number-columns-repeated="3"/>
        </table:table-row>
        <table:table-row table:style-name="ro1">
          <table:table-cell/>
          <table:table-cell table:style-name="ce3" table:formula="of:=[.B39]" office:value-type="float" office:value="40" calcext:value-type="float">
            <text:p>40.00</text:p>
          </table:table-cell>
          <table:table-cell table:formula="of:=[.C39]" office:value-type="float" office:value="584.774660633484" calcext:value-type="float">
            <text:p>584.774660633484</text:p>
          </table:table-cell>
          <table:table-cell table:number-columns-repeated="2"/>
          <table:table-cell table:formula="of:=[.F29]" office:value-type="float" office:value="41" calcext:value-type="float">
            <text:p>41</text:p>
          </table:table-cell>
          <table:table-cell table:style-name="ce3" table:formula="of:=([.$C$6]+([.$B40]+[.$C$9]-[.$C$7])*[.$C$2])" office:value-type="float" office:value="57.5701357466063" calcext:value-type="float">
            <text:p>57.57</text:p>
          </table:table-cell>
          <table:table-cell table:formula="of:=SUM([.F40:.G40])/[.$C$13]*[.$C$15]" office:value-type="float" office:value="11.8284162895928" calcext:value-type="float">
            <text:p>11.8284162895928</text:p>
          </table:table-cell>
          <table:table-cell table:formula="of:=[.F40]/[.$H40]*[.$C$15]" office:value-type="float" office:value="3466.22903660179" calcext:value-type="float">
            <text:p>3,466</text:p>
          </table:table-cell>
          <table:table-cell table:formula="of:=[.G40]/[.$H40]*[.$C$15]" office:value-type="float" office:value="4867.10429673154" calcext:value-type="float">
            <text:p>4,867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.5</text:p>
          </table:table-cell>
          <table:table-cell table:style-name="ce3" table:formula="of:=[.$C$7]*[.A41]/[.$A$39]" office:value-type="float" office:value="42.5" calcext:value-type="float">
            <text:p>42.50</text:p>
          </table:table-cell>
          <table:table-cell table:formula="of:=[.C40]+([.B41]-[.B40])*AVERAGE([.H40:.H41])" office:value-type="float" office:value="614.919230769231" calcext:value-type="float">
            <text:p>614.919230769231</text:p>
          </table:table-cell>
          <table:table-cell table:number-columns-repeated="2"/>
          <table:table-cell table:formula="of:=([.$C$5]+([.$B41]-[.$C$7])*[.$C$1])" office:value-type="float" office:value="43.5" calcext:value-type="float">
            <text:p>43.5</text:p>
          </table:table-cell>
          <table:table-cell table:style-name="ce3" table:formula="of:=([.$C$6]+([.$B41]+[.$C$9]-[.$C$7])*[.$C$2])" office:value-type="float" office:value="58.8936651583711" calcext:value-type="float">
            <text:p>58.89</text:p>
          </table:table-cell>
          <table:table-cell table:formula="of:=SUM([.F41:.G41])/[.$C$13]*[.$C$15]" office:value-type="float" office:value="12.2872398190045" calcext:value-type="float">
            <text:p>12.2872398190045</text:p>
          </table:table-cell>
          <table:table-cell table:formula="of:=[.F41]/[.$H41]*[.$C$15]" office:value-type="float" office:value="3540.25807592028" calcext:value-type="float">
            <text:p>3,540</text:p>
          </table:table-cell>
          <table:table-cell table:formula="of:=[.G41]/[.$H41]*[.$C$15]" office:value-type="float" office:value="4793.07525741305" calcext:value-type="float">
            <text:p>4,7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/>
          <table:table-cell table:style-name="Default"/>
          <table:table-cell/>
          <table:table-cell table:formula="of:=AVERAGE([.F29:.F39])" office:value-type="float" office:value="62.1188811188811" calcext:value-type="float">
            <text:p>62.1188811188811</text:p>
          </table:table-cell>
          <table:table-cell table:style-name="ce5" table:formula="of:=AVERAGE([.G29:.G39])" office:value-type="float" office:value="61.0501851090087" calcext:value-type="float">
            <text:p>61</text:p>
          </table:table-cell>
          <table:table-cell table:formula="of:=AVERAGE([.H29:.H39])" office:value-type="float" office:value="14.7802879473468" calcext:value-type="float">
            <text:p>14.7802879473468</text:p>
          </table:table-cell>
          <table:table-cell table:formula="of:=AVERAGE([.I29:.I39])" office:value-type="float" office:value="4174.35610139378" calcext:value-type="float">
            <text:p>4,174</text:p>
          </table:table-cell>
          <table:table-cell table:formula="of:=AVERAGE([.J29:.J39])" office:value-type="float" office:value="4158.97723193955" calcext:value-type="float">
            <text:p>4,159</text:p>
          </table:table-cell>
          <table:table-cell table:number-columns-repeated="2"/>
          <table:table-cell table:formula="of:=[.J42]-[.I42]" office:value-type="float" office:value="-15.37886945423" calcext:value-type="float">
            <text:p>-15.378869454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number:number-style style:name="N112" number:title="User-defined">
      <number:text>,</number:text>
      <number:number number:decimal-places="0" loext:min-decimal-places="0" number:min-integer-digits="1"/>
    </number:number-style>
    <number:number-style style:name="N113">
      <number:number number:decimal-places="0" loext:min-decimal-places="0" number:min-integer-digits="1" number:display-factor="1000"/>
    </number:number-style>
    <number:number-style style:name="N114" number:title="User-defined">
      <number:text>,</number:text>
    </number:number-style>
    <number:number-style style:name="N115">
      <number:text>.,</number:text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11:37:45.246302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Briscoe</meta:initial-creator>
    <meta:creation-date>2021-09-24T08:21:22.504857389</meta:creation-date>
    <dc:date>2022-08-02T22:17:34.060314362</dc:date>
    <dc:creator>Bob (2) Briscoe</dc:creator>
    <meta:editing-duration>P5DT10H7M27S</meta:editing-duration>
    <meta:editing-cycles>92</meta:editing-cycles>
    <meta:generator>LibreOffice/6.4.7.2$Linux_X86_64 LibreOffice_project/40$Build-2</meta:generator>
    <meta:document-statistic meta:table-count="2" meta:cell-count="485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ort-by-x-values="tru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0.5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maximum="300" chart:origin="0" chart:reverse-direction="false" text:line-break="false" loext:try-staggering-first="false" chart:link-data-style-to-source="true" chart:visibl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0.5pt" style:font-size-asian="9pt" style:font-size-complex="9pt"/>
    </style:style>
    <style:style style:name="ch9" style:family="chart" style:data-style-name="N3">
      <style:chart-properties chart:display-label="false" chart:tick-marks-major-inner="false" chart:tick-marks-major-outer="false" chart:logarithmic="false" chart:maximum="5000" chart:reverse-direction="false" text:line-break="false" loext:try-staggering-first="false" chart:link-data-style-to-source="true" chart:axis-position="end"/>
      <style:graphic-properties draw:stroke="none" svg:stroke-color="#b3b3b3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draw:stroke="dash" draw:stroke-dash="Dashed_20__28_var_29_" svg:stroke-width="0.04cm" svg:stroke-color="#ff420e" draw:fill-color="#ff420e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Dashed_20__28_var_29_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4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data-label-number="none" chart:data-label-text="true" chart:data-label-symbol="false" chart:label-position="left"/>
      <style:graphic-properties svg:stroke-width="0.04cm" svg:stroke-color="#cccccc" draw:fill-color="#cccccc"/>
      <style:text-properties fo:font-size="10pt" style:font-size-asian="10pt" style:font-size-complex="10pt"/>
    </style:style>
    <style:style style:name="ch16" style:family="chart">
      <style:graphic-properties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8.828cm" svg:height="9.006cm" xlink:href=".." xlink:type="simple" chart:class="chart:scatter" chart:style-name="ch1">
        <chart:plot-area chart:style-name="ch2" table:cell-range-address="synch.D23:synch.E50 synch.B23:synch.B50 synch.F22:synch.J50 synch.E22:synch.E22" chart:data-source-has-labels="both" svg:x="1.357cm" svg:y="0.374cm" svg:width="6.616cm" svg:height="7.453cm">
          <chartooo:coordinate-region svg:x="1.45cm" svg:y="0.374cm" svg:width="6.336cm" svg:height="6.806cm"/>
          <chart:axis chart:dimension="x" chart:name="primary-x" chart:style-name="ch3" chartooo:axis-type="auto">
            <chart:title svg:x="4.042cm" svg:y="8.008cm" chart:style-name="ch4">
              <text:p>Round</text:p>
            </chart:title>
            <chart:categories table:cell-range-address="synch.D23:synch.D50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cm" svg:y="7.088cm" chart:style-name="ch8">
              <text:p>  RTT,             Window,
R [ms]              W [pkt]</text:p>
            </chart:title>
            <chart:grid chart:style-name="ch5" chart:class="major"/>
          </chart:axis>
          <chart:axis chart:dimension="y" chart:name="secondary-y" chart:style-name="ch9">
            <chart:title svg:x="0cm" svg:y="2.147cm" chart:style-name="ch8">
              <text:p>Packet rate,
   r [pkt/s]</text:p>
            </chart:title>
          </chart:axis>
          <chart:series chart:attached-axis="secondary-y" chart:style-name="ch10" chart:values-cell-range-address="synch.J23:synch.J50" chart:label-cell-address="synch.J22:synch.J22" chart:class="chart:scatter">
            <chart:domain table:cell-range-address="synch.B23:synch.B50"/>
            <chart:data-point chart:repeated="28"/>
          </chart:series>
          <chart:series chart:attached-axis="secondary-y" chart:style-name="ch11" chart:values-cell-range-address="synch.I23:synch.I50" chart:label-cell-address="synch.I22:synch.I22" chart:class="chart:scatter">
            <chart:data-point chart:repeated="28"/>
          </chart:series>
          <chart:series chart:attached-axis="primary-y" chart:style-name="ch12" chart:values-cell-range-address="synch.G23:synch.G50" chart:label-cell-address="synch.G22:synch.G22" chart:class="chart:scatter">
            <chart:data-point chart:repeated="28"/>
          </chart:series>
          <chart:series chart:attached-axis="primary-y" chart:style-name="ch13" chart:values-cell-range-address="synch.F23:synch.F50" chart:label-cell-address="synch.F22:synch.F22" chart:class="chart:scatter">
            <chart:data-point chart:repeated="28"/>
          </chart:series>
          <chart:series chart:attached-axis="primary-y" chart:style-name="ch14" chart:values-cell-range-address="synch.H23:synch.H50" chart:label-cell-address="synch.H22:synch.H22" chart:class="chart:scatter">
            <chart:data-point chart:repeated="28"/>
          </chart:series>
          <chart:series chart:attached-axis="primary-y" chart:style-name="ch15" chart:values-cell-range-address="synch.E23:synch.E50" loext:hide-legend="true" chart:label-cell-address="synch.E22:synch.E22" chart:class="chart:scatter">
            <chart:data-point chart:repeated="2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c [pkt/s]</text:p>
                <draw:g>
                  <svg:desc>synch.J22:synch.J22</svg:desc>
                </draw:g>
              </table:table-cell>
              <table:table-cell office:value-type="string">
                <text:p>rr [pkt/s]</text:p>
                <draw:g>
                  <svg:desc>synch.I22:synch.I22</svg:desc>
                </draw:g>
              </table:table-cell>
              <table:table-cell office:value-type="string">
                <text:p>Wc [pkt]</text:p>
                <draw:g>
                  <svg:desc>synch.G22:synch.G22</svg:desc>
                </draw:g>
              </table:table-cell>
              <table:table-cell office:value-type="string">
                <text:p>Wr [pkt]</text:p>
                <draw:g>
                  <svg:desc>synch.F22:synch.F22</svg:desc>
                </draw:g>
              </table:table-cell>
              <table:table-cell office:value-type="string">
                <text:p>R [ms]</text:p>
                <draw:g>
                  <svg:desc>synch.H22:synch.H22</svg:desc>
                </draw:g>
              </table:table-cell>
              <table:table-cell office:value-type="string">
                <text:p>dummy</text:p>
                <draw:g>
                  <svg:desc>synch.E22:synch.E2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ynch.D23:synch.D50</svg:desc>
                </draw:g>
              </table:table-cell>
              <table:table-cell office:value-type="float" office:value="0">
                <text:p>0</text:p>
                <draw:g>
                  <svg:desc>synch.B23:synch.B50</svg:desc>
                </draw:g>
              </table:table-cell>
              <table:table-cell office:value-type="float" office:value="NaN">
                <text:p>NaN</text:p>
                <draw:g>
                  <svg:desc>synch.J23:synch.J50</svg:desc>
                </draw:g>
              </table:table-cell>
              <table:table-cell office:value-type="float" office:value="NaN">
                <text:p>NaN</text:p>
                <draw:g>
                  <svg:desc>synch.I23:synch.I50</svg:desc>
                </draw:g>
              </table:table-cell>
              <table:table-cell office:value-type="float" office:value="NaN">
                <text:p>NaN</text:p>
                <draw:g>
                  <svg:desc>synch.G23:synch.G50</svg:desc>
                </draw:g>
              </table:table-cell>
              <table:table-cell office:value-type="float" office:value="NaN">
                <text:p>NaN</text:p>
                <draw:g>
                  <svg:desc>synch.F23:synch.F50</svg:desc>
                </draw:g>
              </table:table-cell>
              <table:table-cell office:value-type="float" office:value="NaN">
                <text:p>NaN</text:p>
                <draw:g>
                  <svg:desc>synch.H23:synch.H50</svg:desc>
                </draw:g>
              </table:table-cell>
              <table:table-cell office:value-type="float" office:value="0">
                <text:p>0</text:p>
                <draw:g>
                  <svg:desc>synch.E23:synch.E5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906.25">
                <text:p>3906.25</text:p>
              </table:table-cell>
              <table:table-cell office:value-type="float" office:value="4427.08333333333">
                <text:p>4427.08333333333</text:p>
              </table:table-cell>
              <table:table-cell office:value-type="float" office:value="140.625">
                <text:p>140.625</text:p>
              </table:table-cell>
              <table:table-cell office:value-type="float" office:value="159.375">
                <text:p>159.375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786.05769230769">
                <text:p>3786.05769230769</text:p>
              </table:table-cell>
              <table:table-cell office:value-type="float" office:value="3064.90384615385">
                <text:p>3064.90384615385</text:p>
              </table:table-cell>
              <table:table-cell office:value-type="float" office:value="98.4375">
                <text:p>98.4375</text:p>
              </table:table-cell>
              <table:table-cell office:value-type="float" office:value="79.6875">
                <text:p>79.687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8046875">
                <text:p>4.98046875</text:p>
              </table:table-cell>
              <table:table-cell office:value-type="float" office:value="3887.46995192308">
                <text:p>3887.46995192308</text:p>
              </table:table-cell>
              <table:table-cell office:value-type="float" office:value="3256.46033653846">
                <text:p>3256.46033653846</text:p>
              </table:table-cell>
              <table:table-cell office:value-type="float" office:value="101.07421875">
                <text:p>101.07421875</text:p>
              </table:table-cell>
              <table:table-cell office:value-type="float" office:value="84.66796875">
                <text:p>84.6679687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609375">
                <text:p>9.9609375</text:p>
              </table:table-cell>
              <table:table-cell office:value-type="float" office:value="3988.88221153846">
                <text:p>3988.88221153846</text:p>
              </table:table-cell>
              <table:table-cell office:value-type="float" office:value="3448.01682692308">
                <text:p>3448.01682692308</text:p>
              </table:table-cell>
              <table:table-cell office:value-type="float" office:value="103.7109375">
                <text:p>103.7109375</text:p>
              </table:table-cell>
              <table:table-cell office:value-type="float" office:value="89.6484375">
                <text:p>89.648437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4140625">
                <text:p>14.94140625</text:p>
              </table:table-cell>
              <table:table-cell office:value-type="float" office:value="4090.29447115385">
                <text:p>4090.29447115385</text:p>
              </table:table-cell>
              <table:table-cell office:value-type="float" office:value="3639.57331730769">
                <text:p>3639.57331730769</text:p>
              </table:table-cell>
              <table:table-cell office:value-type="float" office:value="106.34765625">
                <text:p>106.34765625</text:p>
              </table:table-cell>
              <table:table-cell office:value-type="float" office:value="94.62890625">
                <text:p>94.6289062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21875">
                <text:p>19.921875</text:p>
              </table:table-cell>
              <table:table-cell office:value-type="float" office:value="4191.70673076923">
                <text:p>4191.70673076923</text:p>
              </table:table-cell>
              <table:table-cell office:value-type="float" office:value="3831.12980769231">
                <text:p>3831.12980769231</text:p>
              </table:table-cell>
              <table:table-cell office:value-type="float" office:value="108.984375">
                <text:p>108.984375</text:p>
              </table:table-cell>
              <table:table-cell office:value-type="float" office:value="99.609375">
                <text:p>99.60937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0234375">
                <text:p>24.90234375</text:p>
              </table:table-cell>
              <table:table-cell office:value-type="float" office:value="4293.11899038462">
                <text:p>4293.11899038462</text:p>
              </table:table-cell>
              <table:table-cell office:value-type="float" office:value="4022.68629807692">
                <text:p>4022.68629807692</text:p>
              </table:table-cell>
              <table:table-cell office:value-type="float" office:value="111.62109375">
                <text:p>111.62109375</text:p>
              </table:table-cell>
              <table:table-cell office:value-type="float" office:value="104.58984375">
                <text:p>104.5898437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8828125">
                <text:p>29.8828125</text:p>
              </table:table-cell>
              <table:table-cell office:value-type="float" office:value="4253.92670157068">
                <text:p>4253.92670157068</text:p>
              </table:table-cell>
              <table:table-cell office:value-type="float" office:value="4079.40663176265">
                <text:p>4079.40663176265</text:p>
              </table:table-cell>
              <table:table-cell office:value-type="float" office:value="114.2578125">
                <text:p>114.2578125</text:p>
              </table:table-cell>
              <table:table-cell office:value-type="float" office:value="109.5703125">
                <text:p>109.5703125</text:p>
              </table:table-cell>
              <table:table-cell office:value-type="float" office:value="26.859375">
                <text:p>26.85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.86328125">
                <text:p>34.86328125</text:p>
              </table:table-cell>
              <table:table-cell office:value-type="float" office:value="4208.86075949367">
                <text:p>4208.86075949367</text:p>
              </table:table-cell>
              <table:table-cell office:value-type="float" office:value="4124.47257383966">
                <text:p>4124.47257383966</text:p>
              </table:table-cell>
              <table:table-cell office:value-type="float" office:value="116.89453125">
                <text:p>116.89453125</text:p>
              </table:table-cell>
              <table:table-cell office:value-type="float" office:value="114.55078125">
                <text:p>114.55078125</text:p>
              </table:table-cell>
              <table:table-cell office:value-type="float" office:value="27.7734375">
                <text:p>27.773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.84375">
                <text:p>39.84375</text:p>
              </table:table-cell>
              <table:table-cell office:value-type="float" office:value="4166.66666666667">
                <text:p>4166.66666666667</text:p>
              </table:table-cell>
              <table:table-cell office:value-type="float" office:value="4166.66666666667">
                <text:p>4166.66666666667</text:p>
              </table:table-cell>
              <table:table-cell office:value-type="float" office:value="119.53125">
                <text:p>119.53125</text:p>
              </table:table-cell>
              <table:table-cell office:value-type="float" office:value="119.53125">
                <text:p>119.53125</text:p>
              </table:table-cell>
              <table:table-cell office:value-type="float" office:value="28.6875">
                <text:p>28.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82421875">
                <text:p>44.82421875</text:p>
              </table:table-cell>
              <table:table-cell office:value-type="float" office:value="4127.0783847981">
                <text:p>4127.0783847981</text:p>
              </table:table-cell>
              <table:table-cell office:value-type="float" office:value="4206.25494853523">
                <text:p>4206.25494853523</text:p>
              </table:table-cell>
              <table:table-cell office:value-type="float" office:value="122.16796875">
                <text:p>122.16796875</text:p>
              </table:table-cell>
              <table:table-cell office:value-type="float" office:value="124.51171875">
                <text:p>124.51171875</text:p>
              </table:table-cell>
              <table:table-cell office:value-type="float" office:value="29.6015625">
                <text:p>29.601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8046875">
                <text:p>49.8046875</text:p>
              </table:table-cell>
              <table:table-cell office:value-type="float" office:value="4089.86175115207">
                <text:p>4089.86175115207</text:p>
              </table:table-cell>
              <table:table-cell office:value-type="float" office:value="4243.47158218126">
                <text:p>4243.47158218126</text:p>
              </table:table-cell>
              <table:table-cell office:value-type="float" office:value="124.8046875">
                <text:p>124.8046875</text:p>
              </table:table-cell>
              <table:table-cell office:value-type="float" office:value="129.4921875">
                <text:p>129.4921875</text:p>
              </table:table-cell>
              <table:table-cell office:value-type="float" office:value="30.515625">
                <text:p>30.51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78515625">
                <text:p>54.78515625</text:p>
              </table:table-cell>
              <table:table-cell office:value-type="float" office:value="4054.80984340045">
                <text:p>4054.80984340045</text:p>
              </table:table-cell>
              <table:table-cell office:value-type="float" office:value="4278.52348993289">
                <text:p>4278.52348993289</text:p>
              </table:table-cell>
              <table:table-cell office:value-type="float" office:value="127.44140625">
                <text:p>127.44140625</text:p>
              </table:table-cell>
              <table:table-cell office:value-type="float" office:value="134.47265625">
                <text:p>134.47265625</text:p>
              </table:table-cell>
              <table:table-cell office:value-type="float" office:value="31.4296875">
                <text:p>31.429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765625">
                <text:p>59.765625</text:p>
              </table:table-cell>
              <table:table-cell office:value-type="float" office:value="4021.73913043478">
                <text:p>4021.73913043478</text:p>
              </table:table-cell>
              <table:table-cell office:value-type="float" office:value="4311.59420289855">
                <text:p>4311.59420289855</text:p>
              </table:table-cell>
              <table:table-cell office:value-type="float" office:value="130.078125">
                <text:p>130.078125</text:p>
              </table:table-cell>
              <table:table-cell office:value-type="float" office:value="139.453125">
                <text:p>139.453125</text:p>
              </table:table-cell>
              <table:table-cell office:value-type="float" office:value="32.34375">
                <text:p>32.3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74609375">
                <text:p>64.74609375</text:p>
              </table:table-cell>
              <table:table-cell office:value-type="float" office:value="3990.48625792812">
                <text:p>3990.48625792812</text:p>
              </table:table-cell>
              <table:table-cell office:value-type="float" office:value="4342.84707540522">
                <text:p>4342.84707540522</text:p>
              </table:table-cell>
              <table:table-cell office:value-type="float" office:value="132.71484375">
                <text:p>132.71484375</text:p>
              </table:table-cell>
              <table:table-cell office:value-type="float" office:value="144.43359375">
                <text:p>144.43359375</text:p>
              </table:table-cell>
              <table:table-cell office:value-type="float" office:value="33.2578125">
                <text:p>33.257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.7265625">
                <text:p>69.7265625</text:p>
              </table:table-cell>
              <table:table-cell office:value-type="float" office:value="3960.90534979424">
                <text:p>3960.90534979424</text:p>
              </table:table-cell>
              <table:table-cell office:value-type="float" office:value="4372.4279835391">
                <text:p>4372.4279835391</text:p>
              </table:table-cell>
              <table:table-cell office:value-type="float" office:value="135.3515625">
                <text:p>135.3515625</text:p>
              </table:table-cell>
              <table:table-cell office:value-type="float" office:value="149.4140625">
                <text:p>149.4140625</text:p>
              </table:table-cell>
              <table:table-cell office:value-type="float" office:value="34.171875">
                <text:p>34.17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.70703125">
                <text:p>74.70703125</text:p>
              </table:table-cell>
              <table:table-cell office:value-type="float" office:value="3932.86573146293">
                <text:p>3932.86573146293</text:p>
              </table:table-cell>
              <table:table-cell office:value-type="float" office:value="4400.46760187041">
                <text:p>4400.46760187041</text:p>
              </table:table-cell>
              <table:table-cell office:value-type="float" office:value="137.98828125">
                <text:p>137.98828125</text:p>
              </table:table-cell>
              <table:table-cell office:value-type="float" office:value="154.39453125">
                <text:p>154.39453125</text:p>
              </table:table-cell>
              <table:table-cell office:value-type="float" office:value="35.0859375">
                <text:p>35.085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.6875">
                <text:p>79.6875</text:p>
              </table:table-cell>
              <table:table-cell office:value-type="float" office:value="3906.25">
                <text:p>3906.25</text:p>
              </table:table-cell>
              <table:table-cell office:value-type="float" office:value="4427.08333333333">
                <text:p>4427.08333333333</text:p>
              </table:table-cell>
              <table:table-cell office:value-type="float" office:value="140.625">
                <text:p>140.625</text:p>
              </table:table-cell>
              <table:table-cell office:value-type="float" office:value="159.375">
                <text:p>159.375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.6875">
                <text:p>79.6875</text:p>
              </table:table-cell>
              <table:table-cell office:value-type="float" office:value="4605.26315789474">
                <text:p>4605.26315789474</text:p>
              </table:table-cell>
              <table:table-cell office:value-type="float" office:value="3728.0701754386">
                <text:p>3728.0701754386</text:p>
              </table:table-cell>
              <table:table-cell office:value-type="float" office:value="98.4375">
                <text:p>98.4375</text:p>
              </table:table-cell>
              <table:table-cell office:value-type="float" office:value="79.6875">
                <text:p>79.6875</text:p>
              </table:table-cell>
              <table:table-cell office:value-type="float" office:value="21.375">
                <text:p>21.3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minimum="-20" chart:maximum="42.5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0.5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minimum="0" chart:maximum="200" chart:origin="0" chart:interval-major="4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0.5pt" style:font-size-asian="9pt" style:font-size-complex="9pt"/>
    </style:style>
    <style:style style:name="ch9" style:family="chart" style:data-style-name="N3">
      <style:chart-properties chart:display-label="true" chart:tick-marks-major-inner="false" chart:tick-marks-major-outer="false" chart:logarithmic="false" chart:minimum="0" chart:maximum="20" chart:interval-major="4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aecf00" draw:fill-color="#aecf0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data-label-number="none" chart:data-label-text="true" chart:data-label-symbol="false" chart:label-position="left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985cm" svg:height="9.007cm" xlink:href=".." xlink:type="simple" chart:class="chart:scatter" chart:style-name="ch1">
        <chart:plot-area chart:style-name="ch2" table:cell-range-address="deterministic.D18:deterministic.E41 deterministic.B18:deterministic.B41 deterministic.F17:deterministic.H41 deterministic.E17:deterministic.E17" chart:data-source-has-labels="both" svg:x="0.802cm" svg:y="0.174cm" svg:width="6.991cm" svg:height="7.653cm">
          <chartooo:coordinate-region svg:x="1.041cm" svg:y="0.373cm" svg:width="6.28cm" svg:height="6.807cm"/>
          <chart:axis chart:dimension="x" chart:name="primary-x" chart:style-name="ch3" chartooo:axis-type="auto">
            <chart:title svg:x="3.674cm" svg:y="8.008cm" chart:style-name="ch4">
              <text:p>Round</text:p>
            </chart:title>
            <chart:categories table:cell-range-address="deterministic.D18:deterministic.D41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38cm" svg:y="6.834cm" chart:style-name="ch8">
              <text:p>Window, W [pkt]</text:p>
            </chart:title>
            <chart:grid chart:style-name="ch5" chart:class="major"/>
            <chart:grid chart:style-name="ch6" chart:class="minor"/>
          </chart:axis>
          <chart:axis chart:dimension="y" chart:name="secondary-y" chart:style-name="ch9">
            <chart:title svg:x="8.04cm" svg:y="2.755cm" chart:style-name="ch8">
              <text:p>RTT, R [ms]</text:p>
            </chart:title>
          </chart:axis>
          <chart:series chart:attached-axis="secondary-y" chart:style-name="ch10" chart:values-cell-range-address="deterministic.H18:deterministic.H41" chart:label-cell-address="deterministic.H17:deterministic.H17" chart:class="chart:scatter">
            <chart:domain table:cell-range-address="deterministic.B18:deterministic.B41"/>
            <chart:data-point chart:repeated="24"/>
          </chart:series>
          <chart:series chart:attached-axis="primary-y" chart:style-name="ch11" chart:values-cell-range-address="deterministic.G18:deterministic.G41" chart:label-cell-address="deterministic.G17:deterministic.G17" chart:class="chart:scatter">
            <chart:data-point chart:repeated="24"/>
          </chart:series>
          <chart:series chart:attached-axis="primary-y" chart:style-name="ch12" chart:values-cell-range-address="deterministic.F18:deterministic.F41" chart:label-cell-address="deterministic.F17:deterministic.F17" chart:class="chart:scatter">
            <chart:data-point chart:repeated="24"/>
          </chart:series>
          <chart:series chart:attached-axis="primary-y" chart:style-name="ch13" chart:values-cell-range-address="deterministic.E18:deterministic.E41" chart:label-cell-address="deterministic.E17:deterministic.E17" chart:class="chart:scatter"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 [ms]</text:p>
                <draw:g>
                  <svg:desc>deterministic.H17:deterministic.H17</svg:desc>
                </draw:g>
              </table:table-cell>
              <table:table-cell office:value-type="string">
                <text:p>Wc [pkt]</text:p>
                <draw:g>
                  <svg:desc>deterministic.G17:deterministic.G17</svg:desc>
                </draw:g>
              </table:table-cell>
              <table:table-cell office:value-type="string">
                <text:p>Wr [pkt]</text:p>
                <draw:g>
                  <svg:desc>deterministic.F17:deterministic.F17</svg:desc>
                </draw:g>
              </table:table-cell>
              <table:table-cell office:value-type="string">
                <text:p>dummy</text:p>
                <draw:g>
                  <svg:desc>deterministic.E17:deterministic.E1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eterministic.D18:deterministic.D41</svg:desc>
                </draw:g>
              </table:table-cell>
              <table:table-cell office:value-type="float" office:value="-2.5">
                <text:p>-2.5</text:p>
                <draw:g>
                  <svg:desc>deterministic.B18:deterministic.B41</svg:desc>
                </draw:g>
              </table:table-cell>
              <table:table-cell office:value-type="float" office:value="NaN">
                <text:p>NaN</text:p>
                <draw:g>
                  <svg:desc>deterministic.H18:deterministic.H41</svg:desc>
                </draw:g>
              </table:table-cell>
              <table:table-cell office:value-type="float" office:value="NaN">
                <text:p>NaN</text:p>
                <draw:g>
                  <svg:desc>deterministic.G18:deterministic.G41</svg:desc>
                </draw:g>
              </table:table-cell>
              <table:table-cell office:value-type="float" office:value="NaN">
                <text:p>NaN</text:p>
                <draw:g>
                  <svg:desc>deterministic.F18:deterministic.F41</svg:desc>
                </draw:g>
              </table:table-cell>
              <table:table-cell office:value-type="float" office:value="0">
                <text:p>0</text:p>
                <draw:g>
                  <svg:desc>deterministic.E18:deterministic.E4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16.169592760181">
                <text:p>16.169592760181</text:p>
              </table:table-cell>
              <table:table-cell office:value-type="float" office:value="56.2466063348416">
                <text:p>56.2466063348416</text:p>
              </table:table-cell>
              <table:table-cell office:value-type="float" office:value="78.5">
                <text:p>7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6.6284162895928">
                <text:p>16.6284162895928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1.8284162895928">
                <text:p>11.8284162895928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2.7460633484163">
                <text:p>12.7460633484163</text:p>
              </table:table-cell>
              <table:table-cell office:value-type="float" office:value="60.2171945701358">
                <text:p>60.2171945701358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3.6637104072398">
                <text:p>13.6637104072398</text:p>
              </table:table-cell>
              <table:table-cell office:value-type="float" office:value="62.8642533936652">
                <text:p>62.864253393665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14.5813574660634">
                <text:p>14.5813574660634</text:p>
              </table:table-cell>
              <table:table-cell office:value-type="float" office:value="65.5113122171946">
                <text:p>65.511312217194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5.4990045248869">
                <text:p>15.4990045248869</text:p>
              </table:table-cell>
              <table:table-cell office:value-type="float" office:value="68.158371040724">
                <text:p>68.158371040724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6.4166515837104">
                <text:p>16.4166515837104</text:p>
              </table:table-cell>
              <table:table-cell office:value-type="float" office:value="70.8054298642534">
                <text:p>70.8054298642534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538461538462">
                <text:p>26.1538461538462</text:p>
              </table:table-cell>
              <table:table-cell office:value-type="float" office:value="16.6284162895928">
                <text:p>16.6284162895928</text:p>
              </table:table-cell>
              <table:table-cell office:value-type="float" office:value="71.4162895927602">
                <text:p>71.4162895927602</text:p>
              </table:table-cell>
              <table:table-cell office:value-type="float" office:value="67.1538461538462">
                <text:p>67.153846153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538461538462">
                <text:p>26.1538461538462</text:p>
              </table:table-cell>
              <table:table-cell office:value-type="float" office:value="14.0872398190045">
                <text:p>14.0872398190045</text:p>
              </table:table-cell>
              <table:table-cell office:value-type="float" office:value="50.2398190045249">
                <text:p>50.2398190045249</text:p>
              </table:table-cell>
              <table:table-cell office:value-type="float" office:value="67.1538461538462">
                <text:p>67.153846153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14.7931221719457">
                <text:p>14.7931221719457</text:p>
              </table:table-cell>
              <table:table-cell office:value-type="float" office:value="52.2760180995475">
                <text:p>52.2760180995475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15.7107692307692">
                <text:p>15.7107692307692</text:p>
              </table:table-cell>
              <table:table-cell office:value-type="float" office:value="54.9230769230769">
                <text:p>54.9230769230769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16.6284162895928">
                <text:p>16.6284162895928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11.8284162895928">
                <text:p>11.8284162895928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5">
                <text:p>42.5</text:p>
              </table:table-cell>
              <table:table-cell office:value-type="float" office:value="12.2872398190045">
                <text:p>12.2872398190045</text:p>
              </table:table-cell>
              <table:table-cell office:value-type="float" office:value="58.8936651583711">
                <text:p>58.8936651583711</text:p>
              </table:table-cell>
              <table:table-cell office:value-type="float" office:value="43.5">
                <text:p>43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minimum="-200" chart:maximum="700" chart:origin="0" chart:interval-major="2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.5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false" chart:logarithmic="false" chart:minimum="0" chart:maximum="125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3">
      <style:chart-properties chart:display-label="true" chart:tick-marks-major-inner="false" chart:tick-marks-major-outer="false" chart:logarithmic="false" chart:minimum="0" chart:maximum="5000" chart:interval-major="8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Dashed_20__28_var_29_" svg:stroke-width="0.04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draw:stroke="dash" draw:stroke-dash="Dashed_20__28_var_29_"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4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 chart:data-label-number="none" chart:data-label-text="true" chart:data-label-symbol="false" chart:label-position="left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3.026cm" svg:height="9cm" xlink:href=".." xlink:type="simple" chart:class="chart:scatter" chart:style-name="ch1">
        <chart:legend chart:legend-position="end" svg:x="9.575cm" svg:y="4.178cm" style:legend-expansion="custom" chartooo:width="3.31cm" chartooo:height="2.702cm" style:legend-expansion-aspect-ratio="1.22501850481125" chart:style-name="ch2"/>
        <chart:plot-area chart:style-name="ch3" table:cell-range-address="deterministic.C18:deterministic.E41 deterministic.F17:deterministic.J41 deterministic.E17:deterministic.E17" chart:data-source-has-labels="both" svg:x="1.157cm" svg:y="0.405cm" svg:width="8.319cm" svg:height="7.426cm">
          <chartooo:coordinate-region svg:x="1.488cm" svg:y="0.405cm" svg:width="7.039cm" svg:height="6.779cm"/>
          <chart:axis chart:dimension="x" chart:name="primary-x" chart:style-name="ch4" chartooo:axis-type="auto">
            <chart:title svg:x="4.415cm" svg:y="8.012cm" chart:style-name="ch5">
              <text:p>Time [ms]</text:p>
            </chart:title>
            <chart:categories table:cell-range-address="deterministic.D18:deterministic.D41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145cm" svg:y="7.181cm" chart:style-name="ch9">
              <text:p>  RTT,             Window,
R [ms]              W [pkt]</text:p>
            </chart:title>
            <chart:grid chart:style-name="ch6" chart:class="major"/>
          </chart:axis>
          <chart:axis chart:dimension="y" chart:name="secondary-y" chart:style-name="ch10">
            <chart:title svg:x="9.675cm" svg:y="2.67cm" chart:style-name="ch9">
              <text:p>Packet rate,
  r [pkt/s]</text:p>
            </chart:title>
          </chart:axis>
          <chart:series chart:attached-axis="secondary-y" chart:style-name="ch11" chart:values-cell-range-address="deterministic.J18:deterministic.J41" chart:label-cell-address="deterministic.J17:deterministic.J17" chart:class="chart:scatter">
            <chart:domain table:cell-range-address="deterministic.C18:deterministic.C41"/>
            <chart:data-point chart:repeated="24"/>
          </chart:series>
          <chart:series chart:attached-axis="secondary-y" chart:style-name="ch12" chart:values-cell-range-address="deterministic.I18:deterministic.I41" chart:label-cell-address="deterministic.I17:deterministic.I17" chart:class="chart:scatter">
            <chart:data-point chart:repeated="24"/>
          </chart:series>
          <chart:series chart:attached-axis="primary-y" chart:style-name="ch13" chart:values-cell-range-address="deterministic.G18:deterministic.G41" chart:label-cell-address="deterministic.G17:deterministic.G17" chart:class="chart:scatter">
            <chart:data-point chart:repeated="24"/>
          </chart:series>
          <chart:series chart:attached-axis="primary-y" chart:style-name="ch14" chart:values-cell-range-address="deterministic.F18:deterministic.F41" chart:label-cell-address="deterministic.F17:deterministic.F17" chart:class="chart:scatter">
            <chart:data-point chart:repeated="24"/>
          </chart:series>
          <chart:series chart:attached-axis="primary-y" chart:style-name="ch15" chart:values-cell-range-address="deterministic.H18:deterministic.H41" chart:label-cell-address="deterministic.H17:deterministic.H17" chart:class="chart:scatter">
            <chart:data-point chart:repeated="24"/>
          </chart:series>
          <chart:series chart:attached-axis="primary-y" chart:style-name="ch16" chart:values-cell-range-address="deterministic.E18:deterministic.E41" loext:hide-legend="true" chart:label-cell-address="deterministic.E17:deterministic.E17" chart:class="chart:scatter">
            <chart:data-point chart:repeated="2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c [pkt/s]</text:p>
                <draw:g>
                  <svg:desc>deterministic.J17:deterministic.J17</svg:desc>
                </draw:g>
              </table:table-cell>
              <table:table-cell office:value-type="string">
                <text:p>rr [pkt/s]</text:p>
                <draw:g>
                  <svg:desc>deterministic.I17:deterministic.I17</svg:desc>
                </draw:g>
              </table:table-cell>
              <table:table-cell office:value-type="string">
                <text:p>Wc [pkt]</text:p>
                <draw:g>
                  <svg:desc>deterministic.G17:deterministic.G17</svg:desc>
                </draw:g>
              </table:table-cell>
              <table:table-cell office:value-type="string">
                <text:p>Wr [pkt]</text:p>
                <draw:g>
                  <svg:desc>deterministic.F17:deterministic.F17</svg:desc>
                </draw:g>
              </table:table-cell>
              <table:table-cell office:value-type="string">
                <text:p>R [ms]</text:p>
                <draw:g>
                  <svg:desc>deterministic.H17:deterministic.H17</svg:desc>
                </draw:g>
              </table:table-cell>
              <table:table-cell office:value-type="string">
                <text:p>dummy</text:p>
                <draw:g>
                  <svg:desc>deterministic.E17:deterministic.E1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eterministic.D18:deterministic.D41</svg:desc>
                </draw:g>
              </table:table-cell>
              <table:table-cell office:value-type="float" office:value="-30">
                <text:p>-30</text:p>
                <draw:g>
                  <svg:desc>deterministic.C18:deterministic.C41</svg:desc>
                </draw:g>
              </table:table-cell>
              <table:table-cell office:value-type="float" office:value="NaN">
                <text:p>NaN</text:p>
                <draw:g>
                  <svg:desc>deterministic.J18:deterministic.J41</svg:desc>
                </draw:g>
              </table:table-cell>
              <table:table-cell office:value-type="float" office:value="NaN">
                <text:p>NaN</text:p>
                <draw:g>
                  <svg:desc>deterministic.I18:deterministic.I41</svg:desc>
                </draw:g>
              </table:table-cell>
              <table:table-cell office:value-type="float" office:value="NaN">
                <text:p>NaN</text:p>
                <draw:g>
                  <svg:desc>deterministic.G18:deterministic.G41</svg:desc>
                </draw:g>
              </table:table-cell>
              <table:table-cell office:value-type="float" office:value="NaN">
                <text:p>NaN</text:p>
                <draw:g>
                  <svg:desc>deterministic.F18:deterministic.F41</svg:desc>
                </draw:g>
              </table:table-cell>
              <table:table-cell office:value-type="float" office:value="NaN">
                <text:p>NaN</text:p>
                <draw:g>
                  <svg:desc>deterministic.H18:deterministic.H41</svg:desc>
                </draw:g>
              </table:table-cell>
              <table:table-cell office:value-type="float" office:value="0">
                <text:p>0</text:p>
                <draw:g>
                  <svg:desc>deterministic.E18:deterministic.E4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.4239819004525">
                <text:p>-40.4239819004525</text:p>
              </table:table-cell>
              <table:table-cell office:value-type="float" office:value="3478.54192551798">
                <text:p>3478.54192551798</text:p>
              </table:table-cell>
              <table:table-cell office:value-type="float" office:value="4854.79140781535">
                <text:p>4854.79140781535</text:p>
              </table:table-cell>
              <table:table-cell office:value-type="float" office:value="56.2466063348416">
                <text:p>56.2466063348416</text:p>
              </table:table-cell>
              <table:table-cell office:value-type="float" office:value="78.5">
                <text:p>78.5</text:p>
              </table:table-cell>
              <table:table-cell office:value-type="float" office:value="16.169592760181">
                <text:p>16.169592760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462.15386624869">
                <text:p>3462.15386624869</text:p>
              </table:table-cell>
              <table:table-cell office:value-type="float" office:value="4871.17946708464">
                <text:p>4871.17946708464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81">
                <text:p>81</text:p>
              </table:table-cell>
              <table:table-cell office:value-type="float" office:value="16.6284162895928">
                <text:p>16.6284162895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4867.10429673154">
                <text:p>4867.10429673154</text:p>
              </table:table-cell>
              <table:table-cell office:value-type="float" office:value="3466.22903660179">
                <text:p>3466.22903660179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41">
                <text:p>41</text:p>
              </table:table-cell>
              <table:table-cell office:value-type="float" office:value="11.8284162895928">
                <text:p>11.8284162895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4361990950227">
                <text:p>61.4361990950227</text:p>
              </table:table-cell>
              <table:table-cell office:value-type="float" office:value="4724.37590525688">
                <text:p>4724.37590525688</text:p>
              </table:table-cell>
              <table:table-cell office:value-type="float" office:value="3608.95742807645">
                <text:p>3608.95742807645</text:p>
              </table:table-cell>
              <table:table-cell office:value-type="float" office:value="60.2171945701358">
                <text:p>60.2171945701358</text:p>
              </table:table-cell>
              <table:table-cell office:value-type="float" office:value="46">
                <text:p>46</text:p>
              </table:table-cell>
              <table:table-cell office:value-type="float" office:value="12.7460633484163">
                <text:p>12.7460633484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.460633484163">
                <text:p>127.460633484163</text:p>
              </table:table-cell>
              <table:table-cell office:value-type="float" office:value="4600.81862978859">
                <text:p>4600.81862978859</text:p>
              </table:table-cell>
              <table:table-cell office:value-type="float" office:value="3732.51470354475">
                <text:p>3732.51470354475</text:p>
              </table:table-cell>
              <table:table-cell office:value-type="float" office:value="62.8642533936652">
                <text:p>62.8642533936652</text:p>
              </table:table-cell>
              <table:table-cell office:value-type="float" office:value="51">
                <text:p>51</text:p>
              </table:table-cell>
              <table:table-cell office:value-type="float" office:value="13.6637104072398">
                <text:p>13.6637104072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.073303167421">
                <text:p>198.073303167421</text:p>
              </table:table-cell>
              <table:table-cell office:value-type="float" office:value="4492.812988754">
                <text:p>4492.812988754</text:p>
              </table:table-cell>
              <table:table-cell office:value-type="float" office:value="3840.52034457933">
                <text:p>3840.52034457933</text:p>
              </table:table-cell>
              <table:table-cell office:value-type="float" office:value="65.5113122171946">
                <text:p>65.5113122171946</text:p>
              </table:table-cell>
              <table:table-cell office:value-type="float" office:value="56">
                <text:p>56</text:p>
              </table:table-cell>
              <table:table-cell office:value-type="float" office:value="14.5813574660634">
                <text:p>14.5813574660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.274208144797">
                <text:p>273.274208144797</text:p>
              </table:table-cell>
              <table:table-cell office:value-type="float" office:value="4397.59669282511">
                <text:p>4397.59669282511</text:p>
              </table:table-cell>
              <table:table-cell office:value-type="float" office:value="3935.73664050822">
                <text:p>3935.73664050822</text:p>
              </table:table-cell>
              <table:table-cell office:value-type="float" office:value="68.158371040724">
                <text:p>68.158371040724</text:p>
              </table:table-cell>
              <table:table-cell office:value-type="float" office:value="61">
                <text:p>61</text:p>
              </table:table-cell>
              <table:table-cell office:value-type="float" office:value="15.4990045248869">
                <text:p>15.4990045248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3.06334841629">
                <text:p>353.06334841629</text:p>
              </table:table-cell>
              <table:table-cell office:value-type="float" office:value="4313.02507111199">
                <text:p>4313.02507111199</text:p>
              </table:table-cell>
              <table:table-cell office:value-type="float" office:value="4020.30826222134">
                <text:p>4020.30826222134</text:p>
              </table:table-cell>
              <table:table-cell office:value-type="float" office:value="70.8054298642534">
                <text:p>70.8054298642534</text:p>
              </table:table-cell>
              <table:table-cell office:value-type="float" office:value="66">
                <text:p>66</text:p>
              </table:table-cell>
              <table:table-cell office:value-type="float" office:value="16.4166515837104">
                <text:p>16.4166515837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.127810650889">
                <text:p>372.127810650889</text:p>
              </table:table-cell>
              <table:table-cell office:value-type="float" office:value="4294.83411703239">
                <text:p>4294.83411703239</text:p>
              </table:table-cell>
              <table:table-cell office:value-type="float" office:value="4038.49921630094">
                <text:p>4038.49921630094</text:p>
              </table:table-cell>
              <table:table-cell office:value-type="float" office:value="71.4162895927602">
                <text:p>71.4162895927602</text:p>
              </table:table-cell>
              <table:table-cell office:value-type="float" office:value="67.1538461538462">
                <text:p>67.1538461538462</text:p>
              </table:table-cell>
              <table:table-cell office:value-type="float" office:value="16.6284162895928">
                <text:p>16.6284162895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.127810650889">
                <text:p>372.127810650889</text:p>
              </table:table-cell>
              <table:table-cell office:value-type="float" office:value="3566.33518347209">
                <text:p>3566.33518347209</text:p>
              </table:table-cell>
              <table:table-cell office:value-type="float" office:value="4766.99814986124">
                <text:p>4766.99814986124</text:p>
              </table:table-cell>
              <table:table-cell office:value-type="float" office:value="50.2398190045249">
                <text:p>50.2398190045249</text:p>
              </table:table-cell>
              <table:table-cell office:value-type="float" office:value="67.1538461538462">
                <text:p>67.1538461538462</text:p>
              </table:table-cell>
              <table:table-cell office:value-type="float" office:value="14.0872398190045">
                <text:p>14.0872398190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.666968325792">
                <text:p>427.666968325792</text:p>
              </table:table-cell>
              <table:table-cell office:value-type="float" office:value="3533.80560857436">
                <text:p>3533.80560857436</text:p>
              </table:table-cell>
              <table:table-cell office:value-type="float" office:value="4799.52772475897">
                <text:p>4799.52772475897</text:p>
              </table:table-cell>
              <table:table-cell office:value-type="float" office:value="52.2760180995475">
                <text:p>52.2760180995475</text:p>
              </table:table-cell>
              <table:table-cell office:value-type="float" office:value="71">
                <text:p>71</text:p>
              </table:table-cell>
              <table:table-cell office:value-type="float" office:value="14.7931221719457">
                <text:p>14.7931221719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3.92669683258">
                <text:p>503.92669683258</text:p>
              </table:table-cell>
              <table:table-cell office:value-type="float" office:value="3495.88719153936">
                <text:p>3495.88719153936</text:p>
              </table:table-cell>
              <table:table-cell office:value-type="float" office:value="4837.44614179397">
                <text:p>4837.44614179397</text:p>
              </table:table-cell>
              <table:table-cell office:value-type="float" office:value="54.9230769230769">
                <text:p>54.9230769230769</text:p>
              </table:table-cell>
              <table:table-cell office:value-type="float" office:value="76">
                <text:p>76</text:p>
              </table:table-cell>
              <table:table-cell office:value-type="float" office:value="15.7107692307692">
                <text:p>15.71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.774660633484">
                <text:p>584.774660633484</text:p>
              </table:table-cell>
              <table:table-cell office:value-type="float" office:value="3462.15386624869">
                <text:p>3462.15386624869</text:p>
              </table:table-cell>
              <table:table-cell office:value-type="float" office:value="4871.17946708464">
                <text:p>4871.17946708464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81">
                <text:p>81</text:p>
              </table:table-cell>
              <table:table-cell office:value-type="float" office:value="16.6284162895928">
                <text:p>16.6284162895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.774660633484">
                <text:p>584.774660633484</text:p>
              </table:table-cell>
              <table:table-cell office:value-type="float" office:value="4867.10429673154">
                <text:p>4867.10429673154</text:p>
              </table:table-cell>
              <table:table-cell office:value-type="float" office:value="3466.22903660179">
                <text:p>3466.22903660179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41">
                <text:p>41</text:p>
              </table:table-cell>
              <table:table-cell office:value-type="float" office:value="11.8284162895928">
                <text:p>11.8284162895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4.919230769231">
                <text:p>614.919230769231</text:p>
              </table:table-cell>
              <table:table-cell office:value-type="float" office:value="4793.07525741305">
                <text:p>4793.07525741305</text:p>
              </table:table-cell>
              <table:table-cell office:value-type="float" office:value="3540.25807592028">
                <text:p>3540.25807592028</text:p>
              </table:table-cell>
              <table:table-cell office:value-type="float" office:value="58.8936651583711">
                <text:p>58.8936651583711</text:p>
              </table:table-cell>
              <table:table-cell office:value-type="float" office:value="43.5">
                <text:p>43.5</text:p>
              </table:table-cell>
              <table:table-cell office:value-type="float" office:value="12.2872398190045">
                <text:p>12.287239819004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minimum="0" chart:maximum="2500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.5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maximum="300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3">
      <style:chart-properties chart:display-label="false" chart:tick-marks-major-inner="false" chart:tick-marks-major-outer="false" chart:logarithmic="false" chart:maximum="5000" chart:reverse-direction="false" text:line-break="false" loext:try-staggering-first="false" chart:link-data-style-to-source="true" chart:axis-position="end"/>
      <style:graphic-properties draw:stroke="none" svg:stroke-color="#b3b3b3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Dashed_20__28_var_29_" svg:stroke-width="0.04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draw:stroke="dash" draw:stroke-dash="Dashed_20__28_var_29_"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3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4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 chart:data-label-number="none" chart:data-label-text="true" chart:data-label-symbol="false" chart:label-position="left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3.026cm" svg:height="9cm" xlink:href=".." xlink:type="simple" chart:class="chart:scatter" chart:style-name="ch1">
        <chart:legend chart:legend-position="end" svg:x="9.575cm" svg:y="4.178cm" style:legend-expansion="custom" chartooo:width="3.31cm" chartooo:height="2.702cm" style:legend-expansion-aspect-ratio="1.22501850481125" chart:style-name="ch2"/>
        <chart:plot-area chart:style-name="ch3" table:cell-range-address="synch.C23:synch.E50 synch.F22:synch.J50 synch.E22:synch.E22" chart:data-source-has-labels="both" svg:x="2.141cm" svg:y="0.406cm" svg:width="6.388cm" svg:height="7.427cm">
          <chartooo:coordinate-region svg:x="2.234cm" svg:y="0.406cm" svg:width="6.295cm" svg:height="6.78cm"/>
          <chart:axis chart:dimension="x" chart:name="primary-x" chart:style-name="ch4" chartooo:axis-type="auto">
            <chart:title svg:x="4.434cm" svg:y="8.014cm" chart:style-name="ch5">
              <text:p>Time [ms]</text:p>
            </chart:title>
            <chart:categories table:cell-range-address="synch.D23:synch.D50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145cm" svg:y="7.181cm" chart:style-name="ch9">
              <text:p>  RTT,             Window,
R [ms]              W [pkt]</text:p>
            </chart:title>
            <chart:grid chart:style-name="ch6" chart:class="major"/>
          </chart:axis>
          <chart:axis chart:dimension="y" chart:name="secondary-y" chart:style-name="ch10">
            <chart:title svg:x="0.173cm" svg:y="2.146cm" chart:style-name="ch9">
              <text:p>Packet rate,
  r [pkt/s]</text:p>
            </chart:title>
          </chart:axis>
          <chart:series chart:attached-axis="secondary-y" chart:style-name="ch11" chart:values-cell-range-address="synch.J23:synch.J50" chart:label-cell-address="synch.J22:synch.J22" chart:class="chart:scatter">
            <chart:domain table:cell-range-address="synch.C23:synch.C50"/>
            <chart:data-point chart:repeated="28"/>
          </chart:series>
          <chart:series chart:attached-axis="secondary-y" chart:style-name="ch12" chart:values-cell-range-address="synch.I23:synch.I50" chart:label-cell-address="synch.I22:synch.I22" chart:class="chart:scatter">
            <chart:data-point chart:repeated="28"/>
          </chart:series>
          <chart:series chart:attached-axis="primary-y" chart:style-name="ch13" chart:values-cell-range-address="synch.G23:synch.G50" chart:label-cell-address="synch.G22:synch.G22" chart:class="chart:scatter">
            <chart:data-point chart:repeated="28"/>
          </chart:series>
          <chart:series chart:attached-axis="primary-y" chart:style-name="ch14" chart:values-cell-range-address="synch.F23:synch.F50" chart:label-cell-address="synch.F22:synch.F22" chart:class="chart:scatter">
            <chart:data-point chart:repeated="28"/>
          </chart:series>
          <chart:series chart:attached-axis="primary-y" chart:style-name="ch15" chart:values-cell-range-address="synch.H23:synch.H50" chart:label-cell-address="synch.H22:synch.H22" chart:class="chart:scatter">
            <chart:data-point chart:repeated="28"/>
          </chart:series>
          <chart:series chart:attached-axis="primary-y" chart:style-name="ch16" chart:values-cell-range-address="synch.E23:synch.E50" loext:hide-legend="true" chart:label-cell-address="synch.E22:synch.E22" chart:class="chart:scatter">
            <chart:data-point chart:repeated="2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c [pkt/s]</text:p>
                <draw:g>
                  <svg:desc>synch.J22:synch.J22</svg:desc>
                </draw:g>
              </table:table-cell>
              <table:table-cell office:value-type="string">
                <text:p>rr [pkt/s]</text:p>
                <draw:g>
                  <svg:desc>synch.I22:synch.I22</svg:desc>
                </draw:g>
              </table:table-cell>
              <table:table-cell office:value-type="string">
                <text:p>Wc [pkt]</text:p>
                <draw:g>
                  <svg:desc>synch.G22:synch.G22</svg:desc>
                </draw:g>
              </table:table-cell>
              <table:table-cell office:value-type="string">
                <text:p>Wr [pkt]</text:p>
                <draw:g>
                  <svg:desc>synch.F22:synch.F22</svg:desc>
                </draw:g>
              </table:table-cell>
              <table:table-cell office:value-type="string">
                <text:p>R [ms]</text:p>
                <draw:g>
                  <svg:desc>synch.H22:synch.H22</svg:desc>
                </draw:g>
              </table:table-cell>
              <table:table-cell office:value-type="string">
                <text:p>dummy</text:p>
                <draw:g>
                  <svg:desc>synch.E22:synch.E2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ynch.D23:synch.D50</svg:desc>
                </draw:g>
              </table:table-cell>
              <table:table-cell office:value-type="float" office:value="0">
                <text:p>0</text:p>
                <draw:g>
                  <svg:desc>synch.C23:synch.C50</svg:desc>
                </draw:g>
              </table:table-cell>
              <table:table-cell office:value-type="float" office:value="NaN">
                <text:p>NaN</text:p>
                <draw:g>
                  <svg:desc>synch.J23:synch.J50</svg:desc>
                </draw:g>
              </table:table-cell>
              <table:table-cell office:value-type="float" office:value="NaN">
                <text:p>NaN</text:p>
                <draw:g>
                  <svg:desc>synch.I23:synch.I50</svg:desc>
                </draw:g>
              </table:table-cell>
              <table:table-cell office:value-type="float" office:value="NaN">
                <text:p>NaN</text:p>
                <draw:g>
                  <svg:desc>synch.G23:synch.G50</svg:desc>
                </draw:g>
              </table:table-cell>
              <table:table-cell office:value-type="float" office:value="NaN">
                <text:p>NaN</text:p>
                <draw:g>
                  <svg:desc>synch.F23:synch.F50</svg:desc>
                </draw:g>
              </table:table-cell>
              <table:table-cell office:value-type="float" office:value="NaN">
                <text:p>NaN</text:p>
                <draw:g>
                  <svg:desc>synch.H23:synch.H50</svg:desc>
                </draw:g>
              </table:table-cell>
              <table:table-cell office:value-type="float" office:value="0">
                <text:p>0</text:p>
                <draw:g>
                  <svg:desc>synch.E23:synch.E5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906.25">
                <text:p>3906.25</text:p>
              </table:table-cell>
              <table:table-cell office:value-type="float" office:value="4427.08333333333">
                <text:p>4427.08333333333</text:p>
              </table:table-cell>
              <table:table-cell office:value-type="float" office:value="140.625">
                <text:p>140.625</text:p>
              </table:table-cell>
              <table:table-cell office:value-type="float" office:value="159.375">
                <text:p>159.375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786.05769230769">
                <text:p>3786.05769230769</text:p>
              </table:table-cell>
              <table:table-cell office:value-type="float" office:value="3064.90384615385">
                <text:p>3064.90384615385</text:p>
              </table:table-cell>
              <table:table-cell office:value-type="float" office:value="98.4375">
                <text:p>98.4375</text:p>
              </table:table-cell>
              <table:table-cell office:value-type="float" office:value="79.6875">
                <text:p>79.687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.4921875">
                <text:p>129.4921875</text:p>
              </table:table-cell>
              <table:table-cell office:value-type="float" office:value="3887.46995192308">
                <text:p>3887.46995192308</text:p>
              </table:table-cell>
              <table:table-cell office:value-type="float" office:value="3256.46033653846">
                <text:p>3256.46033653846</text:p>
              </table:table-cell>
              <table:table-cell office:value-type="float" office:value="101.07421875">
                <text:p>101.07421875</text:p>
              </table:table-cell>
              <table:table-cell office:value-type="float" office:value="84.66796875">
                <text:p>84.6679687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8.984375">
                <text:p>258.984375</text:p>
              </table:table-cell>
              <table:table-cell office:value-type="float" office:value="3988.88221153846">
                <text:p>3988.88221153846</text:p>
              </table:table-cell>
              <table:table-cell office:value-type="float" office:value="3448.01682692308">
                <text:p>3448.01682692308</text:p>
              </table:table-cell>
              <table:table-cell office:value-type="float" office:value="103.7109375">
                <text:p>103.7109375</text:p>
              </table:table-cell>
              <table:table-cell office:value-type="float" office:value="89.6484375">
                <text:p>89.648437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8.4765625">
                <text:p>388.4765625</text:p>
              </table:table-cell>
              <table:table-cell office:value-type="float" office:value="4090.29447115385">
                <text:p>4090.29447115385</text:p>
              </table:table-cell>
              <table:table-cell office:value-type="float" office:value="3639.57331730769">
                <text:p>3639.57331730769</text:p>
              </table:table-cell>
              <table:table-cell office:value-type="float" office:value="106.34765625">
                <text:p>106.34765625</text:p>
              </table:table-cell>
              <table:table-cell office:value-type="float" office:value="94.62890625">
                <text:p>94.6289062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.96875">
                <text:p>517.96875</text:p>
              </table:table-cell>
              <table:table-cell office:value-type="float" office:value="4191.70673076923">
                <text:p>4191.70673076923</text:p>
              </table:table-cell>
              <table:table-cell office:value-type="float" office:value="3831.12980769231">
                <text:p>3831.12980769231</text:p>
              </table:table-cell>
              <table:table-cell office:value-type="float" office:value="108.984375">
                <text:p>108.984375</text:p>
              </table:table-cell>
              <table:table-cell office:value-type="float" office:value="99.609375">
                <text:p>99.60937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7.4609375">
                <text:p>647.4609375</text:p>
              </table:table-cell>
              <table:table-cell office:value-type="float" office:value="4293.11899038462">
                <text:p>4293.11899038462</text:p>
              </table:table-cell>
              <table:table-cell office:value-type="float" office:value="4022.68629807692">
                <text:p>4022.68629807692</text:p>
              </table:table-cell>
              <table:table-cell office:value-type="float" office:value="111.62109375">
                <text:p>111.62109375</text:p>
              </table:table-cell>
              <table:table-cell office:value-type="float" office:value="104.58984375">
                <text:p>104.5898437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9.093170166016">
                <text:p>779.093170166016</text:p>
              </table:table-cell>
              <table:table-cell office:value-type="float" office:value="4253.92670157068">
                <text:p>4253.92670157068</text:p>
              </table:table-cell>
              <table:table-cell office:value-type="float" office:value="4079.40663176265">
                <text:p>4079.40663176265</text:p>
              </table:table-cell>
              <table:table-cell office:value-type="float" office:value="114.2578125">
                <text:p>114.2578125</text:p>
              </table:table-cell>
              <table:table-cell office:value-type="float" office:value="109.5703125">
                <text:p>109.5703125</text:p>
              </table:table-cell>
              <table:table-cell office:value-type="float" office:value="26.859375">
                <text:p>26.85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5.141677856445">
                <text:p>915.141677856445</text:p>
              </table:table-cell>
              <table:table-cell office:value-type="float" office:value="4208.86075949367">
                <text:p>4208.86075949367</text:p>
              </table:table-cell>
              <table:table-cell office:value-type="float" office:value="4124.47257383966">
                <text:p>4124.47257383966</text:p>
              </table:table-cell>
              <table:table-cell office:value-type="float" office:value="116.89453125">
                <text:p>116.89453125</text:p>
              </table:table-cell>
              <table:table-cell office:value-type="float" office:value="114.55078125">
                <text:p>114.55078125</text:p>
              </table:table-cell>
              <table:table-cell office:value-type="float" office:value="27.7734375">
                <text:p>27.773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5.74264526367">
                <text:p>1055.74264526367</text:p>
              </table:table-cell>
              <table:table-cell office:value-type="float" office:value="4166.66666666667">
                <text:p>4166.66666666667</text:p>
              </table:table-cell>
              <table:table-cell office:value-type="float" office:value="4166.66666666667">
                <text:p>4166.66666666667</text:p>
              </table:table-cell>
              <table:table-cell office:value-type="float" office:value="119.53125">
                <text:p>119.53125</text:p>
              </table:table-cell>
              <table:table-cell office:value-type="float" office:value="119.53125">
                <text:p>119.53125</text:p>
              </table:table-cell>
              <table:table-cell office:value-type="float" office:value="28.6875">
                <text:p>28.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0.8960723877">
                <text:p>1200.8960723877</text:p>
              </table:table-cell>
              <table:table-cell office:value-type="float" office:value="4127.0783847981">
                <text:p>4127.0783847981</text:p>
              </table:table-cell>
              <table:table-cell office:value-type="float" office:value="4206.25494853523">
                <text:p>4206.25494853523</text:p>
              </table:table-cell>
              <table:table-cell office:value-type="float" office:value="122.16796875">
                <text:p>122.16796875</text:p>
              </table:table-cell>
              <table:table-cell office:value-type="float" office:value="124.51171875">
                <text:p>124.51171875</text:p>
              </table:table-cell>
              <table:table-cell office:value-type="float" office:value="29.6015625">
                <text:p>29.601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0.60195922852">
                <text:p>1350.60195922852</text:p>
              </table:table-cell>
              <table:table-cell office:value-type="float" office:value="4089.86175115207">
                <text:p>4089.86175115207</text:p>
              </table:table-cell>
              <table:table-cell office:value-type="float" office:value="4243.47158218126">
                <text:p>4243.47158218126</text:p>
              </table:table-cell>
              <table:table-cell office:value-type="float" office:value="124.8046875">
                <text:p>124.8046875</text:p>
              </table:table-cell>
              <table:table-cell office:value-type="float" office:value="129.4921875">
                <text:p>129.4921875</text:p>
              </table:table-cell>
              <table:table-cell office:value-type="float" office:value="30.515625">
                <text:p>30.51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4.86030578613">
                <text:p>1504.86030578613</text:p>
              </table:table-cell>
              <table:table-cell office:value-type="float" office:value="4054.80984340045">
                <text:p>4054.80984340045</text:p>
              </table:table-cell>
              <table:table-cell office:value-type="float" office:value="4278.52348993289">
                <text:p>4278.52348993289</text:p>
              </table:table-cell>
              <table:table-cell office:value-type="float" office:value="127.44140625">
                <text:p>127.44140625</text:p>
              </table:table-cell>
              <table:table-cell office:value-type="float" office:value="134.47265625">
                <text:p>134.47265625</text:p>
              </table:table-cell>
              <table:table-cell office:value-type="float" office:value="31.4296875">
                <text:p>31.429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3.67111206055">
                <text:p>1663.67111206055</text:p>
              </table:table-cell>
              <table:table-cell office:value-type="float" office:value="4021.73913043478">
                <text:p>4021.73913043478</text:p>
              </table:table-cell>
              <table:table-cell office:value-type="float" office:value="4311.59420289855">
                <text:p>4311.59420289855</text:p>
              </table:table-cell>
              <table:table-cell office:value-type="float" office:value="130.078125">
                <text:p>130.078125</text:p>
              </table:table-cell>
              <table:table-cell office:value-type="float" office:value="139.453125">
                <text:p>139.453125</text:p>
              </table:table-cell>
              <table:table-cell office:value-type="float" office:value="32.34375">
                <text:p>32.3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7.03437805176">
                <text:p>1827.03437805176</text:p>
              </table:table-cell>
              <table:table-cell office:value-type="float" office:value="3990.48625792812">
                <text:p>3990.48625792812</text:p>
              </table:table-cell>
              <table:table-cell office:value-type="float" office:value="4342.84707540522">
                <text:p>4342.84707540522</text:p>
              </table:table-cell>
              <table:table-cell office:value-type="float" office:value="132.71484375">
                <text:p>132.71484375</text:p>
              </table:table-cell>
              <table:table-cell office:value-type="float" office:value="144.43359375">
                <text:p>144.43359375</text:p>
              </table:table-cell>
              <table:table-cell office:value-type="float" office:value="33.2578125">
                <text:p>33.257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4.95010375977">
                <text:p>1994.95010375977</text:p>
              </table:table-cell>
              <table:table-cell office:value-type="float" office:value="3960.90534979424">
                <text:p>3960.90534979424</text:p>
              </table:table-cell>
              <table:table-cell office:value-type="float" office:value="4372.4279835391">
                <text:p>4372.4279835391</text:p>
              </table:table-cell>
              <table:table-cell office:value-type="float" office:value="135.3515625">
                <text:p>135.3515625</text:p>
              </table:table-cell>
              <table:table-cell office:value-type="float" office:value="149.4140625">
                <text:p>149.4140625</text:p>
              </table:table-cell>
              <table:table-cell office:value-type="float" office:value="34.171875">
                <text:p>34.17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67.41828918457">
                <text:p>2167.41828918457</text:p>
              </table:table-cell>
              <table:table-cell office:value-type="float" office:value="3932.86573146293">
                <text:p>3932.86573146293</text:p>
              </table:table-cell>
              <table:table-cell office:value-type="float" office:value="4400.46760187041">
                <text:p>4400.46760187041</text:p>
              </table:table-cell>
              <table:table-cell office:value-type="float" office:value="137.98828125">
                <text:p>137.98828125</text:p>
              </table:table-cell>
              <table:table-cell office:value-type="float" office:value="154.39453125">
                <text:p>154.39453125</text:p>
              </table:table-cell>
              <table:table-cell office:value-type="float" office:value="35.0859375">
                <text:p>35.085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4.43893432617">
                <text:p>2344.43893432617</text:p>
              </table:table-cell>
              <table:table-cell office:value-type="float" office:value="3906.25">
                <text:p>3906.25</text:p>
              </table:table-cell>
              <table:table-cell office:value-type="float" office:value="4427.08333333333">
                <text:p>4427.08333333333</text:p>
              </table:table-cell>
              <table:table-cell office:value-type="float" office:value="140.625">
                <text:p>140.625</text:p>
              </table:table-cell>
              <table:table-cell office:value-type="float" office:value="159.375">
                <text:p>159.375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4.43893432617">
                <text:p>2344.43893432617</text:p>
              </table:table-cell>
              <table:table-cell office:value-type="float" office:value="4605.26315789474">
                <text:p>4605.26315789474</text:p>
              </table:table-cell>
              <table:table-cell office:value-type="float" office:value="3728.0701754386">
                <text:p>3728.0701754386</text:p>
              </table:table-cell>
              <table:table-cell office:value-type="float" office:value="98.4375">
                <text:p>98.4375</text:p>
              </table:table-cell>
              <table:table-cell office:value-type="float" office:value="79.6875">
                <text:p>79.6875</text:p>
              </table:table-cell>
              <table:table-cell office:value-type="float" office:value="21.375">
                <text:p>21.3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